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0" style:family="table-cell" style:parent-style-name="Default" style:data-style-name="N115">
      <style:table-cell-properties fo:background-color="#00ccff"/>
    </style:style>
    <style:style style:name="ce11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15" style:family="table-cell" style:parent-style-name="Default" style:data-style-name="N115">
      <style:table-cell-properties fo:background-color="transparent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4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1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3" table:formula="of:=[.F103]/[.F102]" office:value-type="float" office:value="1"/>
          </table:previous>
        </table:cell-content-change>
        <table:cell-content-change table:id="ct106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4" table:formula="of:=[.F104]/[.F102]" office:value-type="float" office:value="34.5"/>
          </table:previous>
        </table:cell-content-change>
        <table:cell-content-change table:id="ct107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5" table:formula="of:=[.F105]/[.F102]" office:value-type="float" office:value="1.5"/>
          </table:previous>
        </table:cell-content-change>
        <table:cell-content-change table:id="ct108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6" table:formula="of:=[.F106]/[.F102]" office:value-type="float" office:value="3"/>
          </table:previous>
        </table:cell-content-change>
        <table:cell-content-change table:id="ct109">
          <table:cell-address table:column="11" table:row="10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3" table:formula="of:=[.G103]/[.G102]" office:value-type="float" office:value="0.752"/>
          </table:previous>
        </table:cell-content-change>
        <table:cell-content-change table:id="ct111">
          <table:cell-address table:column="11" table:row="10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4" table:formula="of:=[.G104]/[.G102]" office:value-type="float" office:value="69.06"/>
          </table:previous>
        </table:cell-content-change>
        <table:cell-content-change table:id="ct112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5" table:formula="of:=[.G105]/[.G102]" office:value-type="float" office:value="4.627"/>
          </table:previous>
        </table:cell-content-change>
        <table:cell-content-change table:id="ct113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6" table:formula="of:=[.G106]/[.G102]" office:value-type="float" office:value="6.161"/>
          </table:previous>
        </table:cell-content-change>
        <table:cell-content-change table:id="ct114">
          <table:cell-address table:column="12" table:row="10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3" table:formula="of:=[.H103]/[.H102]" office:value-type="float" office:value="0.982"/>
          </table:previous>
        </table:cell-content-change>
        <table:cell-content-change table:id="ct116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4" table:formula="of:=[.H104]/[.H102]" office:value-type="float" office:value="1.026"/>
          </table:previous>
        </table:cell-content-change>
        <table:cell-content-change table:id="ct117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5" table:formula="of:=[.H105]/[.H102]" office:value-type="float" office:value="1"/>
          </table:previous>
        </table:cell-content-change>
        <table:cell-content-change table:id="ct118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6" table:formula="of:=[.H106]/[.H102]" office:value-type="float" office:value="1"/>
          </table:previous>
        </table:cell-content-change>
        <table:cell-content-change table:id="ct119">
          <table:cell-address table:column="13" table:row="10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3" table:formula="of:=[.I103]/[.I102]" office:value-type="float" office:value="0.403"/>
          </table:previous>
        </table:cell-content-change>
        <table:cell-content-change table:id="ct121">
          <table:cell-address table:column="13" table:row="10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4" table:formula="of:=[.I104]/[.I102]" office:value-type="float" office:value="1.06"/>
          </table:previous>
        </table:cell-content-change>
        <table:cell-content-change table:id="ct122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5" table:formula="of:=[.I105]/[.I102]" office:value-type="float" office:value="1"/>
          </table:previous>
        </table:cell-content-change>
        <table:cell-content-change table:id="ct123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6" table:formula="of:=[.I106]/[.I102]" office:value-type="float" office:value="1"/>
          </table:previous>
        </table:cell-content-change>
        <table:insertion table:id="ct124" table:type="row" table:position="11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6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3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1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2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28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5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3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4" table:formula="of:=g72.p72.q72.r72" office:value-type="float" office:value="0"/>
          </table:previous>
        </table:cell-content-change>
        <table:cell-content-change table:id="ct199">
          <table:cell-address table:column="7" table:row="10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2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2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2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2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2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2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2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2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2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3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3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3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3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3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3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3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3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3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3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3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3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4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4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5" table:formula="of:=[.L5]+[.L11]+[.L17]+[.L23]+[.L29]+[.L35]+[.L63]+[.L69]+[.L75]+[.L81]+[.L97]+[.L109]+[.L121]+[.L133] / 14" office:value-type="float" office:value="11.225"/>
          </table:previous>
        </table:cell-content-change>
        <table:cell-content-change table:id="ct294">
          <table:cell-address table:column="12" table:row="154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3" table:table="0"/>
          <table:target-range-address table:column="10" table:row="114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1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2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2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2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2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5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5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6" table:formula="of:=([.M6]+[.M12]+[.M18]+[.M24]+[.M30]+[.M36]+[.M42]+[.M64]+[.M70]+[.M76]+[.M82]+[.M98]+[.M104]+[.M110]+[.M116]+[.M122]+[.M128]+[.M134])/18" office:value-type="float" office:value="1.043"/>
          </table:previous>
        </table:cell-content-change>
        <table:cell-content-change table:id="ct510">
          <table:cell-address table:column="12" table:row="155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6" table:formula="of:=([.M6]+[.M12]+[.M18]+[.M24]+[.M30]+[.M36]+[.M42]+[.M48]+[.M64]+[.M70]+[.M76]+[.M82]+[.M98]+[.M104]+[.M110]+[.M116]+[.M122]+[.M128]+[.M134])/18" office:value-type="float" office:value="1.1"/>
          </table:previous>
        </table:cell-content-change>
        <table:cell-content-change table:id="ct511">
          <table:cell-address table:column="10" table:row="13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3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3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3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3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3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3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3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3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5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6" table:formula="of:=([.M6]+[.M12]+[.M18]+[.M24]+[.M30]+[.M36]+[.M42]+[.M48]+[.M64]+[.M70]+[.M76]+[.M82]+[.M98]+[.M104]+[.M110]+[.M116]+[.M122]+[.M128]+[.M134])/19" office:value-type="float" office:value="1.043"/>
          </table:previous>
        </table:cell-content-change>
        <table:cell-content-change table:id="ct528">
          <table:cell-address table:column="6" table:row="153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4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5" table:formula="of:=([.L5]+[.L11]+[.L17]+[.L23]+[.L29]+[.L35]+[.L63]+[.L69]+[.L75]+[.L81]+[.L97]+[.L109]+[.L121]+[.L133]) / 14" office:value-type="float" office:value="0.86"/>
          </table:previous>
        </table:cell-content-change>
        <table:cell-content-change table:id="ct530">
          <table:cell-address table:column="11" table:row="154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5" table:formula="of:=([.L5]+[.L11]+[.L17]+[.L23]+[.L29]+[.L35]+[.L41]+[.L47]+[.L63]+[.L69]+[.L75]+[.L81]+[.L97]+[.L103]+[.L109]+[.L115]+[.L121]+[.L127]+[.L133]+[.L139]) /20" office:value-type="float" office:value="0.856"/>
          </table:previous>
        </table:cell-content-change>
        <table:cell-content-change table:id="ct531">
          <table:cell-address table:column="12" table:row="154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5" table:formula="of:=([.M5]+[.M11]+[.M17]+[.M23]+[.M29]+[.M35]+[.M63]+[.M69]+[.M75]+[.M81]+[.M97]+[.M109]+[.M121]+[.M133]) / 14" office:value-type="float" office:value="0.97"/>
          </table:previous>
        </table:cell-content-change>
        <table:cell-content-change table:id="ct532">
          <table:cell-address table:column="12" table:row="154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5" table:formula="of:=([.M5]+[.M11]+[.M17]+[.M23]+[.M29]+[.M35]+[.M41]+[.M47]+[.M63]+[.M69]+[.M75]+[.M81]+[.M97]+[.M103]+[.M109]+[.M115]+[.M121]+[.M127]+[.M133]+[.M139]) /20" office:value-type="float" office:value="0.971"/>
          </table:previous>
        </table:cell-content-change>
        <table:cell-content-change table:id="ct533">
          <table:cell-address table:column="11" table:row="155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5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5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4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4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3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3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3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3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6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6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6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6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7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7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7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7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6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7" table:formula="of:=([.K7]+[.K13]+[.K19]+[.K25]+[.K31]+[.K37]+[.K43]+[.K49]+[.K65]+[.K71]+[.K77]+[.K83]+[.K99]+[.K105]+[.K111]+[.K117]+[.K123]+[.K129]+[.K135]+[.K141])/20" office:value-type="float" office:value="0"/>
          </table:previous>
        </table:cell-content-change>
        <table:cell-content-change table:id="ct551">
          <table:cell-address table:column="11" table:row="156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7" table:formula="of:=([.L7]+[.L13]+[.L19]+[.L25]+[.L31]+[.L37]+[.L43]+[.L49]+[.L65]+[.L71]+[.L77]+[.L83]+[.L99]+[.L105]+[.L111]+[.L117]+[.L123]+[.L129]+[.L135]+[.L141])/20" office:value-type="float" office:value="0"/>
          </table:previous>
        </table:cell-content-change>
        <table:cell-content-change table:id="ct552">
          <table:cell-address table:column="12" table:row="156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7" table:formula="of:=([.M7]+[.M13]+[.M19]+[.M25]+[.M31]+[.M37]+[.M43]+[.M49]+[.M65]+[.M71]+[.M77]+[.M83]+[.M99]+[.M105]+[.M111]+[.M117]+[.M123]+[.M129]+[.M135]+[.M141])/20" office:value-type="float" office:value="0"/>
          </table:previous>
        </table:cell-content-change>
        <table:cell-content-change table:id="ct553">
          <table:cell-address table:column="13" table:row="156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7" table:formula="of:=([.N7]+[.N13]+[.N19]+[.N25]+[.N31]+[.N37]+[.N43]+[.N49]+[.N65]+[.N71]+[.N77]+[.N83]+[.N99]+[.N105]+[.N111]+[.N117]+[.N123]+[.N129]+[.N135]+[.N141])/20" office:value-type="float" office:value="0"/>
          </table:previous>
        </table:cell-content-change>
        <table:cell-content-change table:id="ct554">
          <table:cell-address table:column="13" table:row="156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6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6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6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4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5" table:formula="of:=([.N5]+[.N11]+[.N17]+[.N23]+[.N29]+[.N35]+[.N41]+[.N47]+[.N63]+[.N69]+[.N75]+[.N81]+[.N97]+[.N103]+[.N109]+[.N115]+[.N121]+[.N127]+[.N133]+[.N139])/20" office:value-type="float" office:value="0.372"/>
          </table:previous>
        </table:cell-content-change>
        <table:cell-content-change table:id="ct559">
          <table:cell-address table:column="10" table:row="154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5" table:formula="of:=([.K5]+[.K11]+[.K17]+[.K23]+[.K29]+[.K35]+[.K41]+[.K47]+[.K63]+[.K69]+[.K75]+[.K81]+[.K97]+[.K103]+[.K109]+[.K115]+[.K121]+[.K127]+[.K133]+[.K139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4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5" table:formula="of:=([.N5]+[.N11]+[.N17]+[.N23]+[.N29]+[.N35]+[.N41]+[.N63]+[.N69]+[.N75]+[.N81]+[.N97]+[.N103]+[.N109]+[.N115]+[.N121]+[.N127]+[.N133]+[.N139]) /20" office:value-type="float" office:value="0.37"/>
          </table:previous>
        </table:cell-content-change>
        <table:cell-content-change table:id="ct579">
          <table:cell-address table:column="12" table:row="154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5" table:formula="of:=([.M5]+[.M11]+[.M17]+[.M23]+[.M29]+[.M35]+[.M41]+[.M63]+[.M69]+[.M75]+[.M81]+[.M97]+[.M103]+[.M109]+[.M115]+[.M121]+[.M127]+[.M133]+[.M139]) /20" office:value-type="float" office:value="0.923"/>
          </table:previous>
        </table:cell-content-change>
        <table:cell-content-change table:id="ct580">
          <table:cell-address table:column="11" table:row="154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5" table:formula="of:=([.L5]+[.L11]+[.L17]+[.L23]+[.L29]+[.L35]+[.L41]+[.L63]+[.L69]+[.L75]+[.L81]+[.L97]+[.L103]+[.L109]+[.L115]+[.L121]+[.L127]+[.L133]+[.L139]) /20" office:value-type="float" office:value="0.806"/>
          </table:previous>
        </table:cell-content-change>
        <table:cell-content-change table:id="ct581">
          <table:cell-address table:column="10" table:row="154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5" table:formula="of:=([.K5]+[.K11]+[.K17]+[.K23]+[.K29]+[.K35]+[.K41]+[.K63]+[.K69]+[.K75]+[.K81]+[.K97]+[.K103]+[.K109]+[.K115]+[.K121]+[.K127]+[.K133]+[.K139]) /20" office:value-type="float" office:value="8.181"/>
          </table:previous>
        </table:cell-content-change>
        <table:cell-content-change table:id="ct582">
          <table:cell-address table:column="10" table:row="11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3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4" table:formula="of:=([.K4]+[.K10]+[.K16]+[.K22]+[.K28]+[.K34]+[.K40]+[.K46]+[.K62]+[.K68]+[.K74]+[.K80]+[.K96]+[.K102]+[.K108]+[.K114]+[.K120]+[.K126]+[.K132]+[.K138])/20" office:value-type="float" office:value="1"/>
          </table:previous>
        </table:cell-content-change>
        <table:cell-content-change table:id="ct585">
          <table:cell-address table:column="10" table:row="154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5" table:formula="of:=([.K5]+[.K11]+[.K17]+[.K23]+[.K29]+[.K35]+[.K41]+[.K47]+[.K63]+[.K69]+[.K75]+[.K81]+[.K97]+[.K103]+[.K109]+[.K115]+[.K121]+[.K127]+[.K133]+[.K139]) /20" office:value-type="float" office:value="8.646"/>
          </table:previous>
        </table:cell-content-change>
        <table:cell-content-change table:id="ct586">
          <table:cell-address table:column="10" table:row="155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6" table:formula="of:=([.K6]+[.K12]+[.K18]+[.K24]+[.K30]+[.K36]+[.K42]+[.K48]+[.K64]+[.K70]+[.K76]+[.K82]+[.K98]+[.K104]+[.K110]+[.K116]+[.K122]+[.K128]+[.K134]+[.K140])/20" office:value-type="float" office:value="20.155"/>
          </table:previous>
        </table:cell-content-change>
        <table:cell-content-change table:id="ct587">
          <table:cell-address table:column="10" table:row="157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58" table:formula="of:=([.K8]+[.K14]+[.K20]+[.K26]+[.K32]+[.K38]+[.K44]+[.K50]+[.K66]+[.K72]+[.K78]+[.K84]+[.K100]+[.K106]+[.K112]+[.K118]+[.K124]+[.K130]+[.K136]+[.K142])/20" office:value-type="float" office:value="1.812"/>
          </table:previous>
        </table:cell-content-change>
        <table:cell-content-change table:id="ct588">
          <table:cell-address table:column="10" table:row="158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3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4" table:formula="of:=([.K4]+[.K10]+[.K16]+[.K22]+[.K28]+[.K34]+[.K40]+[.K46]+[.K68]+[.K74]+[.K80]+[.K96]+[.K102]+[.K108]+[.K114]+[.K120]+[.K126]+[.K132]+[.K138])/20" office:value-type="float" office:value="0.95"/>
          </table:previous>
        </table:cell-content-change>
        <table:cell-content-change table:id="ct638">
          <table:cell-address table:column="10" table:row="154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5" table:formula="of:=([.K5]+[.K11]+[.K17]+[.K23]+[.K29]+[.K35]+[.K41]+[.K47]+[.K69]+[.K75]+[.K81]+[.K97]+[.K103]+[.K109]+[.K115]+[.K121]+[.K127]+[.K133]+[.K139]) /20" office:value-type="float" office:value="8.596"/>
          </table:previous>
        </table:cell-content-change>
        <table:cell-content-change table:id="ct639">
          <table:cell-address table:column="10" table:row="155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6" table:formula="of:=([.K6]+[.K12]+[.K18]+[.K24]+[.K30]+[.K36]+[.K42]+[.K48]+[.K70]+[.K76]+[.K82]+[.K98]+[.K104]+[.K110]+[.K116]+[.K122]+[.K128]+[.K134]+[.K140])/20" office:value-type="float" office:value="19.805"/>
          </table:previous>
        </table:cell-content-change>
        <table:cell-content-change table:id="ct640">
          <table:cell-address table:column="10" table:row="157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58" table:formula="of:=([.K8]+[.K14]+[.K20]+[.K26]+[.K32]+[.K38]+[.K44]+[.K50]+[.K72]+[.K78]+[.K84]+[.K100]+[.K106]+[.K112]+[.K118]+[.K124]+[.K130]+[.K136]+[.K142])/20" office:value-type="float" office:value="1.712"/>
          </table:previous>
        </table:cell-content-change>
        <table:cell-content-change table:id="ct641">
          <table:cell-address table:column="5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9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9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9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9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9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9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2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2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2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2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2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2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2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2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6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6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6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6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6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6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6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48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6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6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7" table:formula="of:=([.L65]+[.L99]+[.L105]+[.L111]+[.L117]+[.L123]+[.L129]+[.L135]+[.L141])/9" office:value-type="float" office:value="42.167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5.55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5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6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59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0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1" table:formula="of:=(p#ref!+[.P135]+[.P123]+[.P111]+[.P65]+[.P49]+[.P43]+[.P37]+[.P19]+[.P13])/10" office:value-type="string"/>
          </table:previous>
        </table:cell-content-change>
        <table:cell-content-change table:id="ct790">
          <table:cell-address table:column="15" table:row="160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1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0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1" table:formula="of:=(q#ref!+[.Q135]+[.Q123]+[.Q111]+[.Q65]+[.Q49]+[.Q43]+[.Q37]+[.Q19]+[.Q13])/10" office:value-type="string"/>
          </table:previous>
        </table:cell-content-change>
        <table:cell-content-change table:id="ct792">
          <table:cell-address table:column="17" table:row="160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1" table:formula="of:=(r#ref!+[.R135]+[.R123]+[.R111]+[.R65]+[.R49]+[.R43]+[.R37]+[.R19]+[.R13])/10" office:value-type="string"/>
          </table:previous>
        </table:cell-content-change>
        <table:cell-content-change table:id="ct793">
          <table:cell-address table:column="18" table:row="160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1" table:formula="of:=(s#ref!+[.S135]+[.S123]+[.S111]+[.S65]+[.S49]+[.S43]+[.S37]+[.S19]+[.S13])/10" office:value-type="string"/>
          </table:previous>
        </table:cell-content-change>
        <table:cell-content-change table:id="ct794">
          <table:cell-address table:column="15" table:row="160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0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0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0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0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28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28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4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4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2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6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0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4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98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98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4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4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0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0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6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6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2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2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0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6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6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7" table:formula="of:=([.K99]+[.K105]+[.K111]+[.K117]+[.K123]+[.K129]+[.K135]+[.K141])/8" office:value-type="float" office:value="17.417"/>
          </table:previous>
        </table:cell-content-change>
        <table:cell-content-change table:id="ct867">
          <table:cell-address table:column="10" table:row="156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7" table:formula="of:=([.K71]+[.K99]+[.K105]+[.K111]+[.K117]+[.K123]+[.K129]+[.K135]+[.K141])/9" office:value-type="float" office:value="29.384"/>
          </table:previous>
        </table:cell-content-change>
        <table:cell-content-change table:id="ct868">
          <table:cell-address table:column="10" table:row="156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7" table:formula="of:=([.K71]*0+[.K99]+[.K105]+[.K111]+[.K117]+[.K123]+[.K129]+[.K135]+[.K141])/9" office:value-type="float" office:value="15.482"/>
          </table:previous>
        </table:cell-content-change>
        <table:cell-content-change table:id="ct869">
          <table:cell-address table:column="10" table:row="156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7" table:formula="of:=([.K71]*0+[.K99]+[.K105]+[.K111]+[.K117]+[.K123]+[.K129]+[.K135]+[.K141])/8" office:value-type="float" office:value="17.417"/>
          </table:previous>
        </table:cell-content-change>
        <table:cell-content-change table:id="ct870">
          <table:cell-address table:column="6" table:row="153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7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6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4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3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5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4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0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4" table:table="0">
          <office:change-info>
            <dc:creator> </dc:creator>
            <dc:date>2016-05-13T08:08:44.70</dc:date>
          </office:change-info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4" table:start-table="0" table:end-column="1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4" table:start-table="0" table:end-column="6" table:end-row="145" table:end-table="0"/>
          <table:target-range-address table:start-column="7" table:start-row="144" table:start-table="0" table:end-column="7" table:end-row="145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4" table:start-table="0" table:end-column="7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4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5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4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4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5" table:formula="of:=sum/([.K96]+[.K102]+[.K108]+[.K114]+[.K120]+[.K126]+[.K132]+[.K138])/8" office:value-type="float" office:value="0"/>
          </table:previous>
        </table:cell-content-change>
        <table:cell-content-change table:id="ct961">
          <table:cell-address table:column="11" table:row="144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4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4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5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5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5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5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6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6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6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6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7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7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7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7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48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48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48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48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1" table:table="0">
          <office:change-info>
            <dc:creator> </dc:creator>
            <dc:date>2016-05-13T08:16:36.74</dc:date>
          </office:change-info>
        </table:insertion>
        <table:insertion table:id="ct981" table:type="row" table:position="149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3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3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3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3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3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3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89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88" table:table="0">
          <office:change-info>
            <dc:creator> </dc:creator>
            <dc:date>2016-05-13T08:19:17.32</dc:date>
          </office:change-info>
          <table:dependencies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7" table:table="0">
          <office:change-info>
            <dc:creator> </dc:creator>
            <dc:date>2016-05-13T08:19:18.53</dc:date>
          </office:change-info>
          <table:dependencies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5" table:table="0">
          <office:change-info>
            <dc:creator> </dc:creator>
            <dc:date>2016-05-13T08:19:19.78</dc:date>
          </office:change-info>
        </table:insertion>
        <table:insertion table:id="ct1001" table:type="row" table:position="86" table:table="0">
          <office:change-info>
            <dc:creator> </dc:creator>
            <dc:date>2016-05-13T08:19:21.17</dc:date>
          </office:change-info>
          <table:dependencies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1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6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6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7" table:formula="of:=SUM([.K36]+[.K42]+[.K48]+[.K54]+[.K62]+[.K68]+[.K74]+[.K80]+[.K115])/9" office:value-type="float" office:value="4.361"/>
          </table:previous>
        </table:cell-content-change>
        <table:cell-content-change table:id="ct1031">
          <table:cell-address table:column="11" table:row="86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7" table:formula="of:=SUM([.L36]+[.L42]+[.L48]+[.L54]+[.L62]+[.L68]+[.L74]+[.L80]+[.L115])/9" office:value-type="float" office:value="2.782"/>
          </table:previous>
        </table:cell-content-change>
        <table:cell-content-change table:id="ct1032">
          <table:cell-address table:column="11" table:row="87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88" table:formula="of:=SUM([.L37]+[.L43]+[.L49]+[.L55]+[.L63]+[.L69]+[.L75]+[.L81]+[.L116])/9" office:value-type="float" office:value="0"/>
          </table:previous>
        </table:cell-content-change>
        <table:cell-content-change table:id="ct1033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89" table:formula="of:=SUM([.L38]+[.L44]+[.L50]+[.L56]+[.L64]+[.L70]+[.L76]+[.L82]+[.L117])/9" office:value-type="float" office:value="0"/>
          </table:previous>
        </table:cell-content-change>
        <table:cell-content-change table:id="ct1034">
          <table:cell-address table:column="12" table:row="86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7" table:formula="of:=SUM([.M36]+[.M42]+[.M48]+[.M54]+[.M62]+[.M68]+[.M74]+[.M80]+[.M115])/9" office:value-type="float" office:value="1.002"/>
          </table:previous>
        </table:cell-content-change>
        <table:cell-content-change table:id="ct1035">
          <table:cell-address table:column="12" table:row="87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88" table:formula="of:=SUM([.M37]+[.M43]+[.M49]+[.M55]+[.M63]+[.M69]+[.M75]+[.M81]+[.M116])/9" office:value-type="float" office:value="0"/>
          </table:previous>
        </table:cell-content-change>
        <table:cell-content-change table:id="ct1036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89" table:formula="of:=SUM([.M38]+[.M44]+[.M50]+[.M56]+[.M64]+[.M70]+[.M76]+[.M82]+[.M117])/9" office:value-type="float" office:value="0"/>
          </table:previous>
        </table:cell-content-change>
        <table:cell-content-change table:id="ct1037">
          <table:cell-address table:column="13" table:row="86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7" table:formula="of:=SUM([.N36]+[.N42]+[.N48]+[.N54]+[.N62]+[.N68]+[.N74]+[.N80]+[.N115])/9" office:value-type="float" office:value="0.88"/>
          </table:previous>
        </table:cell-content-change>
        <table:cell-content-change table:id="ct1038">
          <table:cell-address table:column="13" table:row="87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88" table:formula="of:=SUM([.N37]+[.N43]+[.N49]+[.N55]+[.N63]+[.N69]+[.N75]+[.N81]+[.N116])/9" office:value-type="float" office:value="0"/>
          </table:previous>
        </table:cell-content-change>
        <table:cell-content-change table:id="ct1039">
          <table:cell-address table:column="13" table:row="88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89" table:formula="of:=SUM([.N38]+[.N44]+[.N50]+[.N56]+[.N64]+[.N70]+[.N76]+[.N82]+[.N117])/9" office:value-type="float" office:value="0"/>
          </table:previous>
        </table:cell-content-change>
        <table:cell-content-change table:id="ct1040">
          <table:cell-address table:column="10" table:row="87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88" table:formula="of:=SUM([.K37]+[.K43]+[.K49]+[.K55]+[.K63]+[.K69]+[.K75]+[.K81]+[.K116])/9" office:value-type="float" office:value="0"/>
          </table:previous>
        </table:cell-content-change>
        <table:cell-content-change table:id="ct1041">
          <table:cell-address table:column="10" table:row="88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89" table:formula="of:=SUM([.K38]+[.K44]+[.K50]+[.K56]+[.K64]+[.K70]+[.K76]+[.K82]+[.K117])/9" office:value-type="float" office:value="0"/>
          </table:previous>
        </table:cell-content-change>
        <table:cell-content-change table:id="ct1042">
          <table:cell-address table:column="10" table:row="90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1" table:formula="of:=SUM([.K40]+[.K46]+[.K52]+[.K58]+[.K66]+[.K72]+[.K78]+[.K84]+[.K119])/9" office:value-type="float" office:value="1.221"/>
          </table:previous>
        </table:cell-content-change>
        <table:cell-content-change table:id="ct1043">
          <table:cell-address table:column="11" table:row="90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1" table:formula="of:=SUM([.L40]+[.L46]+[.L52]+[.L58]+[.L66]+[.L72]+[.L78]+[.L84]+[.L119])/9" office:value-type="float" office:value="0"/>
          </table:previous>
        </table:cell-content-change>
        <table:cell-content-change table:id="ct1044">
          <table:cell-address table:column="12" table:row="90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1" table:formula="of:=SUM([.M40]+[.M46]+[.M52]+[.M58]+[.M66]+[.M72]+[.M78]+[.M84]+[.M119])/9" office:value-type="float" office:value="0.667"/>
          </table:previous>
        </table:cell-content-change>
        <table:cell-content-change table:id="ct1045">
          <table:cell-address table:column="13" table:row="90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1" table:formula="of:=SUM([.N40]+[.N46]+[.N52]+[.N58]+[.N66]+[.N72]+[.N78]+[.N84]+[.N119])/9" office:value-type="float" office:value="0.667"/>
          </table:previous>
        </table:cell-content-change>
        <table:cell-content-change table:id="ct1046">
          <table:cell-address table:column="11" table:row="86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6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6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7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7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7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7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88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88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88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88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0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0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0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0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0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1" table:formula="of:=SUM([.K66]+[.K72]+[.K78]+[.K84]+[.K124])/5" office:value-type="float" office:value="2.132"/>
          </table:previous>
        </table:cell-content-change>
        <table:cell-content-change table:id="ct1062">
          <table:cell-address table:column="10" table:row="88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89" table:formula="of:=SUM([.K64]+[.K70]+[.K76]+[.K82]+[.K122])/5" office:value-type="float" office:value="34.562"/>
          </table:previous>
        </table:cell-content-change>
        <table:cell-content-change table:id="ct1063">
          <table:cell-address table:column="10" table:row="87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88" table:formula="of:=SUM([.K63]+[.K69]+[.K75]+[.K81]+[.K121])/5" office:value-type="float" office:value="1.054"/>
          </table:previous>
        </table:cell-content-change>
        <table:cell-content-change table:id="ct1064">
          <table:cell-address table:column="10" table:row="86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7" table:formula="of:=SUM([.K62]+[.K68]+[.K74]+[.K80]+[.K120])/5" office:value-type="float" office:value="1"/>
          </table:previous>
        </table:cell-content-change>
        <table:cell-content-change table:id="ct1065">
          <table:cell-address table:column="10" table:row="86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7" table:formula="of:=SUM([.K68]+[.K74]+[.K80]+[.K120])/5" office:value-type="float" office:value="0.8"/>
          </table:previous>
        </table:cell-content-change>
        <table:cell-content-change table:id="ct1066">
          <table:cell-address table:column="10" table:row="87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88" table:formula="of:=SUM([.K69]+[.K75]+[.K81]+[.K121])/5" office:value-type="float" office:value="0.854"/>
          </table:previous>
        </table:cell-content-change>
        <table:cell-content-change table:id="ct1067">
          <table:cell-address table:column="10" table:row="88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89" table:formula="of:=SUM([.K70]+[.K76]+[.K82]+[.K122])/5" office:value-type="float" office:value="33.162"/>
          </table:previous>
        </table:cell-content-change>
        <table:cell-content-change table:id="ct1068">
          <table:cell-address table:column="10" table:row="90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1" table:formula="of:=SUM([.K72]+[.K78]+[.K84]+[.K124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3" table:table="0">
          <office:change-info>
            <dc:creator> </dc:creator>
            <dc:date>2016-05-13T08:24:01.23</dc:date>
          </office:change-info>
        </table:insertion>
        <table:insertion table:id="ct1077" table:type="row" table:position="92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1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1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0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49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0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0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3" table:start-table="0" table:end-column="4" table:end-row="157" table:end-table="0"/>
          <table:target-range-address table:start-column="9" table:start-row="153" table:start-table="0" table:end-column="9" table:end-row="157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3" table:table="0"/>
          <table:target-range-address table:column="8" table:row="153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3" table:start-table="0" table:end-column="8" table:end-row="154" table:end-table="0"/>
          <table:target-range-address table:start-column="6" table:start-row="153" table:start-table="0" table:end-column="6" table:end-row="154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5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1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7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3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19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5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1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7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58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7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88" table:formula="of:=SUM([.K69]+[.K75]+[.K81]+[.K121])/4" office:value-type="float" office:value="1.068"/>
          </table:previous>
        </table:cell-content-change>
        <table:cell-content-change table:id="ct1110">
          <table:cell-address table:column="10" table:row="87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88" table:formula="of:=SUM([.K69]+[.K75]+[.K81]+[.K121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5.55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5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1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1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1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1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7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3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3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3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3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19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5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5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5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5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1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7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7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7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7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7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88" table:formula="of:=SUM([.K69]+[.K75]+[.K81]+[.K121])/4" office:value-type="float" office:value="1.068"/>
          </table:previous>
        </table:cell-content-change>
        <table:cell-content-change table:id="ct1224">
          <table:cell-address table:column="10" table:row="88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89" table:formula="of:=SUM([.K70]+[.K76]+[.K82]+[.K122])/4" office:value-type="float" office:value="41.452"/>
          </table:previous>
        </table:cell-content-change>
        <table:cell-content-change table:id="ct1225">
          <table:cell-address table:column="10" table:row="90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1" table:formula="of:=SUM([.K72]+[.K78]+[.K84]+[.K124])/4" office:value-type="float" office:value="2.165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7" office:value-type="string">
            <text:p>{350, 54}</text:p>
          </table:table-cell>
          <table:table-cell table:style-name="ce7" office:value-type="string">
            <text:p>{467, 387}</text:p>
          </table:table-cell>
          <table:table-cell table:style-name="ce7" office:value-type="string">
            <text:p>A*</text:p>
          </table:table-cell>
          <table:table-cell table:style-name="ce7" office:value-type="float" office:value="0.073">
            <text:p>0.073</text:p>
          </table:table-cell>
          <table:table-cell table:style-name="ce7" office:value-type="float" office:value="38583">
            <text:p>38583.000</text:p>
          </table:table-cell>
          <table:table-cell table:style-name="ce7" office:value-type="float" office:value="1115.30566">
            <text:p>1115.306</text:p>
          </table:table-cell>
          <table:table-cell table:style-name="ce23" office:value-type="float" office:value="873">
            <text:p>873.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4" office:value-type="float" office:value="52">
            <text:p>52.000</text:p>
          </table:table-cell>
          <table:table-cell/>
          <table:table-cell table:style-name="ce29" table:formula="of:=[.F5]/[.F4]" office:value-type="float" office:value="24.493">
            <text:p>24.493</text:p>
          </table:table-cell>
          <table:table-cell table:style-name="ce32" table:formula="of:=[.G5]/[.G4]" office:value-type="float" office:value="0.975">
            <text:p>0.975 </text:p>
          </table:table-cell>
          <table:table-cell table:style-name="ce32" table:formula="of:=[.H5]/[.H4]" office:value-type="float" office:value="0.96">
            <text:p>0.960 </text:p>
          </table:table-cell>
          <table:table-cell table:style-name="ce43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4" office:value-type="float" office:value="933">
            <text:p>933.000</text:p>
          </table:table-cell>
          <table:table-cell/>
          <table:table-cell table:style-name="ce29" table:formula="of:=[.F6]/[.F4]" office:value-type="float" office:value="2.973">
            <text:p>2.973</text:p>
          </table:table-cell>
          <table:table-cell table:style-name="ce32" table:formula="of:=[.G6]/[.G4]" office:value-type="float" office:value="2.835">
            <text:p>2.835</text:p>
          </table:table-cell>
          <table:table-cell table:style-name="ce32" table:formula="of:=[.H6]/[.H4]" office:value-type="float" office:value="1.042">
            <text:p>1.042</text:p>
          </table:table-cell>
          <table:table-cell table:style-name="ce43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6">
            <text:p>0.060</text:p>
          </table:table-cell>
          <table:table-cell table:style-name="ce8" office:value-type="float" office:value="43139">
            <text:p>43139.000</text:p>
          </table:table-cell>
          <table:table-cell table:style-name="ce8" office:value-type="float" office:value="1115.30566">
            <text:p>1115.306</text:p>
          </table:table-cell>
          <table:table-cell table:style-name="ce26" office:value-type="float" office:value="873">
            <text:p>873.000</text:p>
          </table:table-cell>
          <table:table-cell/>
          <table:table-cell table:style-name="ce31" table:formula="of:=[.F8]/[.F4]" office:value-type="float" office:value="0.822">
            <text:p>0.822 </text:p>
          </table:table-cell>
          <table:table-cell table:style-name="ce38" table:formula="of:=[.G8]/[.G4]" office:value-type="float" office:value="1.118">
            <text:p>1.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7" office:value-type="string">
            <text:p>{343, 5}</text:p>
          </table:table-cell>
          <table:table-cell table:style-name="ce9" office:value-type="string">
            <text:p>{188, 462}</text:p>
          </table:table-cell>
          <table:table-cell table:style-name="ce7" office:value-type="string">
            <text:p>A*</text:p>
          </table:table-cell>
          <table:table-cell table:style-name="ce7" office:value-type="float" office:value="0.106">
            <text:p>0.106</text:p>
          </table:table-cell>
          <table:table-cell table:style-name="ce7" office:value-type="float" office:value="53656">
            <text:p>53656.000</text:p>
          </table:table-cell>
          <table:table-cell table:style-name="ce7" office:value-type="float" office:value="637.125977">
            <text:p>637.126</text:p>
          </table:table-cell>
          <table:table-cell table:style-name="ce23" office:value-type="float" office:value="546">
            <text:p>546.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4" office:value-type="float" office:value="45">
            <text:p>45.000</text:p>
          </table:table-cell>
          <table:table-cell/>
          <table:table-cell table:style-name="ce29" table:formula="of:=[.F11]/[.F10]" office:value-type="float" office:value="13.557">
            <text:p>13.557</text:p>
          </table:table-cell>
          <table:table-cell table:style-name="ce32" table:formula="of:=[.G11]/[.G10]" office:value-type="float" office:value="0.868">
            <text:p>0.868 </text:p>
          </table:table-cell>
          <table:table-cell table:style-name="ce32" table:formula="of:=[.H11]/[.H10]" office:value-type="float" office:value="0.946">
            <text:p>0.946 </text:p>
          </table:table-cell>
          <table:table-cell table:style-name="ce43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4" office:value-type="float" office:value="555">
            <text:p>555.000</text:p>
          </table:table-cell>
          <table:table-cell/>
          <table:table-cell table:style-name="ce29" table:formula="of:=[.F12]/[.F10]" office:value-type="float" office:value="4.311">
            <text:p>4.311</text:p>
          </table:table-cell>
          <table:table-cell table:style-name="ce32" table:formula="of:=[.G12]/[.G10]" office:value-type="float" office:value="4.796">
            <text:p>4.796</text:p>
          </table:table-cell>
          <table:table-cell table:style-name="ce32" table:formula="of:=[.H12]/[.H10]" office:value-type="float" office:value="1.03">
            <text:p>1.030</text:p>
          </table:table-cell>
          <table:table-cell table:style-name="ce43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69">
            <text:p>0.169</text:p>
          </table:table-cell>
          <table:table-cell table:style-name="ce8" office:value-type="float" office:value="117149">
            <text:p>117149.000</text:p>
          </table:table-cell>
          <table:table-cell table:style-name="ce8" office:value-type="float" office:value="637.125977">
            <text:p>637.126</text:p>
          </table:table-cell>
          <table:table-cell table:style-name="ce26" office:value-type="float" office:value="546">
            <text:p>546.000</text:p>
          </table:table-cell>
          <table:table-cell/>
          <table:table-cell table:style-name="ce31" table:formula="of:=[.F14]/[.F10]" office:value-type="float" office:value="1.594">
            <text:p>1.594</text:p>
          </table:table-cell>
          <table:table-cell table:style-name="ce38" table:formula="of:=[.G14]/[.G10]" office:value-type="float" office:value="2.183">
            <text:p>2.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767, 759}</text:p>
          </table:table-cell>
          <table:table-cell table:style-name="ce7" office:value-type="string">
            <text:p>A*</text:p>
          </table:table-cell>
          <table:table-cell table:style-name="ce7" office:value-type="float" office:value="0.396">
            <text:p>0.396</text:p>
          </table:table-cell>
          <table:table-cell table:style-name="ce7" office:value-type="float" office:value="166860">
            <text:p>166860.000</text:p>
          </table:table-cell>
          <table:table-cell table:style-name="ce7" office:value-type="float" office:value="1244.55981">
            <text:p>1244.560</text:p>
          </table:table-cell>
          <table:table-cell table:style-name="ce23" office:value-type="float" office:value="989">
            <text:p>989.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4" office:value-type="float" office:value="44">
            <text:p>44.000</text:p>
          </table:table-cell>
          <table:table-cell/>
          <table:table-cell table:style-name="ce29" table:formula="of:=[.F17]/[.F16]" office:value-type="float" office:value="29.139">
            <text:p>29.139</text:p>
          </table:table-cell>
          <table:table-cell table:style-name="ce32" table:formula="of:=[.G17]/[.G16]" office:value-type="float" office:value="0.77">
            <text:p>0.770 </text:p>
          </table:table-cell>
          <table:table-cell table:style-name="ce32" table:formula="of:=[.H17]/[.H16]" office:value-type="float" office:value="0.95">
            <text:p>0.950 </text:p>
          </table:table-cell>
          <table:table-cell table:style-name="ce43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4" office:value-type="float" office:value="1040">
            <text:p>1040.000</text:p>
          </table:table-cell>
          <table:table-cell/>
          <table:table-cell table:style-name="ce29" table:formula="of:=[.F18]/[.F16]" office:value-type="float" office:value="2.071">
            <text:p>2.071</text:p>
          </table:table-cell>
          <table:table-cell table:style-name="ce32" table:formula="of:=[.G18]/[.G16]" office:value-type="float" office:value="2.385">
            <text:p>2.385</text:p>
          </table:table-cell>
          <table:table-cell table:style-name="ce32" table:formula="of:=[.H18]/[.H16]" office:value-type="float" office:value="1.029">
            <text:p>1.029</text:p>
          </table:table-cell>
          <table:table-cell table:style-name="ce43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532">
            <text:p>0.532</text:p>
          </table:table-cell>
          <table:table-cell table:style-name="ce8" office:value-type="float" office:value="363096">
            <text:p>363096.000</text:p>
          </table:table-cell>
          <table:table-cell table:style-name="ce8" office:value-type="float" office:value="1244.55981">
            <text:p>1244.560</text:p>
          </table:table-cell>
          <table:table-cell table:style-name="ce26" office:value-type="float" office:value="989">
            <text:p>989.000</text:p>
          </table:table-cell>
          <table:table-cell/>
          <table:table-cell table:style-name="ce31" table:formula="of:=[.F20]/[.F16]" office:value-type="float" office:value="1.343">
            <text:p>1.343</text:p>
          </table:table-cell>
          <table:table-cell table:style-name="ce38" table:formula="of:=[.G20]/[.G16]" office:value-type="float" office:value="2.176">
            <text:p>2.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.922</text:p>
          </table:table-cell>
          <table:table-cell table:formula="of:=[.Q19]/[.F16]" office:value-type="float" office:value="0.003">
            <text:p>0.003</text:p>
          </table:table-cell>
          <table:table-cell table:formula="of:=[.R19]/[.F16]" office:value-type="float" office:value="0.018">
            <text:p>0.018</text:p>
          </table:table-cell>
          <table:table-cell table:formula="of:=[.S19]/[.F16]" office:value-type="float" office:value="0.129">
            <text:p>0.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7" office:value-type="string">
            <text:p>{534, 125}</text:p>
          </table:table-cell>
          <table:table-cell table:style-name="ce7" office:value-type="string">
            <text:p>{225, 638}</text:p>
          </table:table-cell>
          <table:table-cell table:style-name="ce7" office:value-type="string">
            <text:p>A*</text:p>
          </table:table-cell>
          <table:table-cell table:style-name="ce7" office:value-type="float" office:value="0.566">
            <text:p>0.566</text:p>
          </table:table-cell>
          <table:table-cell table:style-name="ce7" office:value-type="float" office:value="254520">
            <text:p>254520.000</text:p>
          </table:table-cell>
          <table:table-cell table:style-name="ce7" office:value-type="float" office:value="1470.71912">
            <text:p>1470.719</text:p>
          </table:table-cell>
          <table:table-cell table:style-name="ce23" office:value-type="float" office:value="1228">
            <text:p>1228.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4" office:value-type="float" office:value="41">
            <text:p>41.000</text:p>
          </table:table-cell>
          <table:table-cell/>
          <table:table-cell table:style-name="ce29" table:formula="of:=[.F23]/[.F22]" office:value-type="float" office:value="75.629">
            <text:p>75.629</text:p>
          </table:table-cell>
          <table:table-cell table:style-name="ce32" table:formula="of:=[.G23]/[.G22]" office:value-type="float" office:value="0.976">
            <text:p>0.976 </text:p>
          </table:table-cell>
          <table:table-cell table:style-name="ce32" table:formula="of:=[.H23]/[.H22]" office:value-type="float" office:value="0.949">
            <text:p>0.949 </text:p>
          </table:table-cell>
          <table:table-cell table:style-name="ce43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4" office:value-type="float" office:value="1221">
            <text:p>1221.000</text:p>
          </table:table-cell>
          <table:table-cell/>
          <table:table-cell table:style-name="ce29" table:formula="of:=[.F24]/[.F22]" office:value-type="float" office:value="1.072">
            <text:p>1.072</text:p>
          </table:table-cell>
          <table:table-cell table:style-name="ce32" table:formula="of:=[.G24]/[.G22]" office:value-type="float" office:value="1.056">
            <text:p>1.056</text:p>
          </table:table-cell>
          <table:table-cell table:style-name="ce32" table:formula="of:=[.H24]/[.H22]" office:value-type="float" office:value="1.02">
            <text:p>1.020</text:p>
          </table:table-cell>
          <table:table-cell table:style-name="ce43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11" office:value-type="float" office:value="0.515">
            <text:p>0.515</text:p>
          </table:table-cell>
          <table:table-cell table:style-name="ce8" office:value-type="float" office:value="342522">
            <text:p>342522.000</text:p>
          </table:table-cell>
          <table:table-cell table:style-name="ce8" office:value-type="float" office:value="1470.71912">
            <text:p>1470.719</text:p>
          </table:table-cell>
          <table:table-cell table:style-name="ce26" office:value-type="float" office:value="1228">
            <text:p>1228.000</text:p>
          </table:table-cell>
          <table:table-cell/>
          <table:table-cell table:style-name="ce31" table:formula="of:=[.F26]/[.F22]" office:value-type="float" office:value="0.91">
            <text:p>0.910 </text:p>
          </table:table-cell>
          <table:table-cell table:style-name="ce38" table:formula="of:=[.G26]/[.G22]" office:value-type="float" office:value="1.346">
            <text:p>1.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.975</text:p>
          </table:table-cell>
          <table:table-cell table:formula="of:=[.Q25]/[.F22]" office:value-type="float" office:value="0.002">
            <text:p>0.002</text:p>
          </table:table-cell>
          <table:table-cell table:formula="of:=[.R25]/[.F22]" office:value-type="float" office:value="0.014">
            <text:p>0.014</text:p>
          </table:table-cell>
          <table:table-cell table:formula="of:=[.S25]/[.F22]" office:value-type="float" office:value="0.081">
            <text:p>0.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25">
            <text:p>0.250</text:p>
          </table:table-cell>
          <table:table-cell table:style-name="ce7" office:value-type="float" office:value="107601">
            <text:p>107601.000</text:p>
          </table:table-cell>
          <table:table-cell table:style-name="ce7" office:value-type="float" office:value="839.296326">
            <text:p>839.296</text:p>
          </table:table-cell>
          <table:table-cell table:style-name="ce23" office:value-type="float" office:value="679">
            <text:p>679.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4" office:value-type="float" office:value="59">
            <text:p>59.000</text:p>
          </table:table-cell>
          <table:table-cell/>
          <table:table-cell table:style-name="ce29" table:formula="of:=[.F29]/[.F28]" office:value-type="float" office:value="3.684">
            <text:p>3.684</text:p>
          </table:table-cell>
          <table:table-cell table:style-name="ce32" table:formula="of:=[.G29]/[.G28]" office:value-type="float" office:value="0.817">
            <text:p>0.817 </text:p>
          </table:table-cell>
          <table:table-cell table:style-name="ce32" table:formula="of:=[.H29]/[.H28]" office:value-type="float" office:value="0.956">
            <text:p>0.956 </text:p>
          </table:table-cell>
          <table:table-cell table:style-name="ce43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4" office:value-type="float" office:value="716">
            <text:p>716.000</text:p>
          </table:table-cell>
          <table:table-cell/>
          <table:table-cell table:style-name="ce29" table:formula="of:=[.F30]/[.F28]" office:value-type="float" office:value="1.364">
            <text:p>1.364</text:p>
          </table:table-cell>
          <table:table-cell table:style-name="ce32" table:formula="of:=[.G30]/[.G28]" office:value-type="float" office:value="1.43">
            <text:p>1.430</text:p>
          </table:table-cell>
          <table:table-cell table:style-name="ce32" table:formula="of:=[.H30]/[.H28]" office:value-type="float" office:value="1.034">
            <text:p>1.034</text:p>
          </table:table-cell>
          <table:table-cell table:style-name="ce43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48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7">
            <text:p>0.370</text:p>
          </table:table-cell>
          <table:table-cell table:style-name="ce8" office:value-type="float" office:value="246431">
            <text:p>246431.000</text:p>
          </table:table-cell>
          <table:table-cell table:style-name="ce8" office:value-type="float" office:value="839.296326">
            <text:p>839.296</text:p>
          </table:table-cell>
          <table:table-cell table:style-name="ce26" office:value-type="float" office:value="679">
            <text:p>679.000</text:p>
          </table:table-cell>
          <table:table-cell/>
          <table:table-cell table:style-name="ce31" table:formula="of:=[.F32]/[.F28]" office:value-type="float" office:value="1.48">
            <text:p>1.480</text:p>
          </table:table-cell>
          <table:table-cell table:style-name="ce38" table:formula="of:=[.G32]/[.G28]" office:value-type="float" office:value="2.29">
            <text:p>2.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88761">
            <text:p>88761.000</text:p>
          </table:table-cell>
          <table:table-cell table:style-name="ce7" office:value-type="float" office:value="3601.25757">
            <text:p>3601.258</text:p>
          </table:table-cell>
          <table:table-cell table:style-name="ce23" office:value-type="float" office:value="3076">
            <text:p>3076.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4" office:value-type="float" office:value="1823">
            <text:p>1823.000</text:p>
          </table:table-cell>
          <table:table-cell/>
          <table:table-cell table:style-name="ce29" table:formula="of:=[.F35]/[.F34]" office:value-type="float" office:value="1.13">
            <text:p>1.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4" office:value-type="float" office:value="3214">
            <text:p>3214.000</text:p>
          </table:table-cell>
          <table:table-cell/>
          <table:table-cell table:style-name="ce29" table:formula="of:=[.F36]/[.F34]" office:value-type="float" office:value="11.504">
            <text:p>11.504</text:p>
          </table:table-cell>
          <table:table-cell table:style-name="ce32" table:formula="of:=[.G36]/[.G34]" office:value-type="float" office:value="13.567">
            <text:p>13.567</text:p>
          </table:table-cell>
          <table:table-cell table:style-name="ce32" table:formula="of:=[.H36]/[.H34]" office:value-type="float" office:value="1.023">
            <text:p>1.023</text:p>
          </table:table-cell>
          <table:table-cell table:style-name="ce43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31">
            <text:p>0.131</text:p>
          </table:table-cell>
          <table:table-cell table:style-name="ce8" office:value-type="float" office:value="102801">
            <text:p>102801.000</text:p>
          </table:table-cell>
          <table:table-cell table:style-name="ce8" office:value-type="float" office:value="3601.25757">
            <text:p>3601.258</text:p>
          </table:table-cell>
          <table:table-cell table:style-name="ce26" office:value-type="float" office:value="3076">
            <text:p>3076.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.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262">
            <text:p>0.262</text:p>
          </table:table-cell>
          <table:table-cell table:style-name="ce8" office:value-type="float" office:value="105024">
            <text:p>105024.000</text:p>
          </table:table-cell>
          <table:table-cell table:style-name="ce8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448">
            <text:p>0.448</text:p>
          </table:table-cell>
          <table:table-cell table:style-name="ce8" office:value-type="float" office:value="87958">
            <text:p>87958.000</text:p>
          </table:table-cell>
          <table:table-cell table:style-name="ce8" office:value-type="float" office:value="789.730591">
            <text:p>789.731</text:p>
          </table:table-cell>
          <table:table-cell table:style-name="ce26" office:value-type="float" office:value="119">
            <text:p>119.000</text:p>
          </table:table-cell>
          <table:table-cell/>
          <table:table-cell table:style-name="ce29" table:formula="of:=[.F41]/[.F40]" office:value-type="float" office:value="1.71">
            <text:p>1.710</text:p>
          </table:table-cell>
          <table:table-cell table:style-name="ce32" table:formula="of:=[.G41]/[.G40]" office:value-type="float" office:value="0.838">
            <text:p>0.838 </text:p>
          </table:table-cell>
          <table:table-cell table:style-name="ce32" table:formula="of:=[.H41]/[.H40]" office:value-type="float" office:value="0.962">
            <text:p>0.962 </text:p>
          </table:table-cell>
          <table:table-cell table:style-name="ce43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3]+[.Q43]+[.R43]+[.S43]" office:value-type="float" office:value="0.317">
            <text:p>0.317</text:p>
          </table:table-cell>
          <table:table-cell table:style-name="ce8" office:value-type="float" office:value="148549">
            <text:p>148549.000</text:p>
          </table:table-cell>
          <table:table-cell table:style-name="ce8" office:value-type="float" office:value="838.204956">
            <text:p>838.205</text:p>
          </table:table-cell>
          <table:table-cell table:style-name="ce26" office:value-type="float" office:value="704">
            <text:p>704.000</text:p>
          </table:table-cell>
          <table:table-cell/>
          <table:table-cell table:style-name="ce29" table:formula="of:=[.F42]/[.F40]" office:value-type="float" office:value="1.21">
            <text:p>1.210</text:p>
          </table:table-cell>
          <table:table-cell table:style-name="ce32" table:formula="of:=[.G42]/[.G40]" office:value-type="float" office:value="1.414">
            <text:p>1.414</text:p>
          </table:table-cell>
          <table:table-cell table:style-name="ce32" table:formula="of:=[.H42]/[.H40]" office:value-type="float" office:value="1.021">
            <text:p>1.021</text:p>
          </table:table-cell>
          <table:table-cell table:style-name="ce43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51">
            <text:p>0.351</text:p>
          </table:table-cell>
          <table:table-cell table:style-name="ce8" office:value-type="float" office:value="231807">
            <text:p>231807.000</text:p>
          </table:table-cell>
          <table:table-cell table:style-name="ce8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31" table:formula="of:=[.F44]/[.F40]" office:value-type="float" office:value="1.34">
            <text:p>1.340</text:p>
          </table:table-cell>
          <table:table-cell table:style-name="ce38" table:formula="of:=[.G44]/[.G40]" office:value-type="float" office:value="2.207">
            <text:p>2.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8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373">
            <text:p>0.373</text:p>
          </table:table-cell>
          <table:table-cell table:style-name="ce8" office:value-type="float" office:value="202382">
            <text:p>202382.000</text:p>
          </table:table-cell>
          <table:table-cell table:style-name="ce8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3.475">
            <text:p>3.475</text:p>
          </table:table-cell>
          <table:table-cell table:style-name="ce8" office:value-type="float" office:value="201579">
            <text:p>201579.000</text:p>
          </table:table-cell>
          <table:table-cell table:style-name="ce8" office:value-type="float" office:value="2689.04053">
            <text:p>2689.041</text:p>
          </table:table-cell>
          <table:table-cell table:style-name="ce26" office:value-type="float" office:value="141">
            <text:p>141.000</text:p>
          </table:table-cell>
          <table:table-cell/>
          <table:table-cell table:style-name="ce29" table:formula="of:=[.F47]/[.F46]" office:value-type="float" office:value="9.316">
            <text:p>9.316</text:p>
          </table:table-cell>
          <table:table-cell table:style-name="ce32" table:formula="of:=[.G47]/[.G46]" office:value-type="float" office:value="0.996">
            <text:p>0.996 </text:p>
          </table:table-cell>
          <table:table-cell table:style-name="ce32" table:formula="of:=[.H47]/[.H46]" office:value-type="float" office:value="0.964">
            <text:p>0.964 </text:p>
          </table:table-cell>
          <table:table-cell table:style-name="ce43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9]+[.Q49]+[.R49]+[.S49]" office:value-type="float" office:value="1.227">
            <text:p>1.227</text:p>
          </table:table-cell>
          <table:table-cell table:style-name="ce8" office:value-type="float" office:value="872317">
            <text:p>872317.000</text:p>
          </table:table-cell>
          <table:table-cell table:style-name="ce8" office:value-type="float" office:value="2884.59277">
            <text:p>2884.593</text:p>
          </table:table-cell>
          <table:table-cell table:style-name="ce26" office:value-type="float" office:value="2605">
            <text:p>2605.000</text:p>
          </table:table-cell>
          <table:table-cell/>
          <table:table-cell table:style-name="ce29" table:formula="of:=[.F48]/[.F46]" office:value-type="float" office:value="3.29">
            <text:p>3.290</text:p>
          </table:table-cell>
          <table:table-cell table:style-name="ce32" table:formula="of:=[.G48]/[.G46]" office:value-type="float" office:value="4.31">
            <text:p>4.310</text:p>
          </table:table-cell>
          <table:table-cell table:style-name="ce32" table:formula="of:=[.H48]/[.H46]" office:value-type="float" office:value="1.034">
            <text:p>1.034</text:p>
          </table:table-cell>
          <table:table-cell table:style-name="ce43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8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31" table:formula="of:=[.F50]/[.F46]" office:value-type="float" office:value="0.764">
            <text:p>0.764 </text:p>
          </table:table-cell>
          <table:table-cell table:style-name="ce38" table:formula="of:=[.G50]/[.G46]" office:value-type="float" office:value="1.043">
            <text:p>1.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ce16"/>
          <table:table-cell table:style-name="ce21" office:value-type="string">
            <text:p>Average on Maps &gt; 511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.745</text:p>
          </table:table-cell>
          <table:table-cell table:style-name="ce34" table:formula="of:=SUM([.L5]+[.L11]+[.L17]+[.L23]+[.L29]+[.L35]+[.L41]+[.L47]+[.L81])/9" office:value-type="float" office:value="0.892">
            <text:p>0.892 </text:p>
          </table:table-cell>
          <table:table-cell table:style-name="ce34" table:formula="of:=SUM([.M5]+[.M11]+[.M17]+[.M23]+[.M29]+[.M35]+[.M41]+[.M47]+[.M81])/9" office:value-type="float" office:value="0.963">
            <text:p>0.963 </text:p>
          </table:table-cell>
          <table:table-cell table:style-name="ce43" table:formula="of:=SUM([.N5]+[.N11]+[.N17]+[.N23]+[.N29]+[.N35]+[.N41]+[.N47]+[.N81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.532</text:p>
          </table:table-cell>
          <table:table-cell table:style-name="ce34" table:formula="of:=SUM([.L6]+[.L12]+[.L18]+[.L24]+[.L30]+[.L36]+[.L42]+[.L48]+[.L82])/9" office:value-type="float" office:value="12.671">
            <text:p>12.671</text:p>
          </table:table-cell>
          <table:table-cell table:style-name="ce34" table:formula="of:=SUM([.M6]+[.M12]+[.M18]+[.M24]+[.M30]+[.M36]+[.M42]+[.M48]+[.M82])/9" office:value-type="float" office:value="1.03">
            <text:p>1.030</text:p>
          </table:table-cell>
          <table:table-cell table:style-name="ce43" table:formula="of:=SUM([.N6]+[.N12]+[.N18]+[.N24]+[.N30]+[.N36]+[.N42]+[.N48]+[.N82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.306</text:p>
          </table:table-cell>
          <table:table-cell table:style-name="ce34" table:formula="of:=SUM([.L8]+[.L14]+[.L20]+[.L26]+[.L32]+[.L38]+[.L44]+[.L50]+[.L84])/9" office:value-type="float" office:value="1.903">
            <text:p>1.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.244</text:p>
          </table:table-cell>
          <table:table-cell table:style-name="ce34" table:formula="of:=SUM([.Q8]+[.Q14]+[.Q20]+[.Q26]+[.Q32]+[.Q38]+[.Q44]+[.Q50]+[.Q84])/9" office:value-type="float" office:value="0.009">
            <text:p>0.009 </text:p>
          </table:table-cell>
          <table:table-cell table:style-name="ce34" table:formula="of:=SUM([.R8]+[.R14]+[.R20]+[.R26]+[.R32]+[.R38]+[.R44]+[.R50]+[.R84])/9" office:value-type="float" office:value="0.041">
            <text:p>0.041 </text:p>
          </table:table-cell>
          <table:table-cell table:style-name="ce43" table:formula="of:=SUM([.S8]+[.S14]+[.S20]+[.S26]+[.S32]+[.S38]+[.S44]+[.S50]+[.S84])/9" office:value-type="float" office:value="0.238">
            <text:p>0.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8"/>
          <table:table-cell table:style-name="ce22" office:value-type="string">
            <text:p>Rooms 16x16, Maze 16 wide and Random 512</text:p>
          </table:table-cell>
          <table:table-cell table:style-name="ce8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31, 31}</text:p>
          </table:table-cell>
          <table:table-cell table:style-name="ce7" office:value-type="string">
            <text:p>A*</text:p>
          </table:table-cell>
          <table:table-cell table:style-name="ce14" office:value-type="float" office:value="0.001">
            <text:p>0.001</text:p>
          </table:table-cell>
          <table:table-cell table:style-name="ce7" office:value-type="float" office:value="309">
            <text:p>309.000</text:p>
          </table:table-cell>
          <table:table-cell table:style-name="ce7" office:value-type="float" office:value="48.183773">
            <text:p>48.184</text:p>
          </table:table-cell>
          <table:table-cell table:style-name="ce23" office:value-type="float" office:value="37">
            <text:p>37.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5" office:value-type="float" office:value="0.001">
            <text:p>0.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4" office:value-type="float" office:value="20">
            <text:p>20.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.848 </text:p>
          </table:table-cell>
          <table:table-cell table:style-name="ce32" table:formula="of:=[.H63]/[.H62]" office:value-type="float" office:value="0.971">
            <text:p>0.971 </text:p>
          </table:table-cell>
          <table:table-cell table:style-name="ce43" table:formula="of:=[.I63]/[.I6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4" office:value-type="float" office:value="43">
            <text:p>43.000</text:p>
          </table:table-cell>
          <table:table-cell/>
          <table:table-cell table:style-name="ce29" table:formula="of:=[.F64]/[.F62]" office:value-type="float" office:value="7">
            <text:p>7.000</text:p>
          </table:table-cell>
          <table:table-cell table:style-name="ce32" table:formula="of:=[.G64]/[.G62]" office:value-type="float" office:value="11.482">
            <text:p>11.482</text:p>
          </table:table-cell>
          <table:table-cell table:style-name="ce32" table:formula="of:=[.H64]/[.H62]" office:value-type="float" office:value="1.125">
            <text:p>1.125</text:p>
          </table:table-cell>
          <table:table-cell table:style-name="ce43" table:formula="of:=[.I64]/[.I6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4]" office:value-type="float" office:value="691">
            <text:p>691.000</text:p>
          </table:table-cell>
          <table:table-cell table:formula="of:= 3486 - [.P64] - [.Q64]" office:value-type="float" office:value="24">
            <text:p>24.000</text:p>
          </table:table-cell>
          <table:table-cell table:formula="of:= [.G64] - [.P64] - [.Q64] - [.R6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09">
            <text:p>0.009</text:p>
          </table:table-cell>
          <table:table-cell table:style-name="ce15" office:value-type="float" office:value="7896">
            <text:p>7896.000</text:p>
          </table:table-cell>
          <table:table-cell office:value-type="float" office:value="48.183773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36" table:formula="of:=[.F65]/[.F62]" office:value-type="float" office:value="9">
            <text:p>9.000</text:p>
          </table:table-cell>
          <table:table-cell table:style-name="ce36" table:formula="of:=[.G65]/[.G62]" office:value-type="float" office:value="25.553">
            <text:p>25.55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715">
            <text:p>715.000</text:p>
          </table:table-cell>
          <table:table-cell table:style-name="ce8" office:value-type="float" office:value="48.183773">
            <text:p>48.184</text:p>
          </table:table-cell>
          <table:table-cell table:style-name="ce26" office:value-type="float" office:value="37">
            <text:p>37.000</text:p>
          </table:table-cell>
          <table:table-cell/>
          <table:table-cell table:style-name="ce31" table:formula="of:=[.F66]/[.F62]" office:value-type="float" office:value="2">
            <text:p>2.000</text:p>
          </table:table-cell>
          <table:table-cell table:style-name="ce38" table:formula="of:=[.G66]/[.G62]" office:value-type="float" office:value="2.314">
            <text:p>2.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127, 127}</text:p>
          </table:table-cell>
          <table:table-cell table:style-name="ce7" office:value-type="string">
            <text:p>A*</text:p>
          </table:table-cell>
          <table:table-cell table:style-name="ce7" office:value-type="float" office:value="0.008">
            <text:p>0.008</text:p>
          </table:table-cell>
          <table:table-cell table:style-name="ce7" office:value-type="float" office:value="3590">
            <text:p>3590.000</text:p>
          </table:table-cell>
          <table:table-cell table:style-name="ce7" office:value-type="float" office:value="190.149399">
            <text:p>190.149</text:p>
          </table:table-cell>
          <table:table-cell table:style-name="ce23" office:value-type="float" office:value="145">
            <text:p>145.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4" office:value-type="float" office:value="87">
            <text:p>87.000</text:p>
          </table:table-cell>
          <table:table-cell/>
          <table:table-cell table:style-name="ce29" table:formula="of:=[.F69]/[.F68]" office:value-type="float" office:value="1.125">
            <text:p>1.125</text:p>
          </table:table-cell>
          <table:table-cell table:style-name="ce32" table:formula="of:=[.G69]/[.G68]" office:value-type="float" office:value="0.717">
            <text:p>0.717 </text:p>
          </table:table-cell>
          <table:table-cell table:style-name="ce32" table:formula="of:=[.H69]/[.H68]" office:value-type="float" office:value="0.975">
            <text:p>0.975 </text:p>
          </table:table-cell>
          <table:table-cell table:style-name="ce43" table:formula="of:=[.I69]/[.I68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4" office:value-type="float" office:value="161">
            <text:p>161.000</text:p>
          </table:table-cell>
          <table:table-cell/>
          <table:table-cell table:style-name="ce29" table:formula="of:=[.F70]/[.F68]" office:value-type="float" office:value="44.25">
            <text:p>44.250</text:p>
          </table:table-cell>
          <table:table-cell table:style-name="ce32" table:formula="of:=[.G70]/[.G68]" office:value-type="float" office:value="65.149">
            <text:p>65.149</text:p>
          </table:table-cell>
          <table:table-cell table:style-name="ce32" table:formula="of:=[.H70]/[.H68]" office:value-type="float" office:value="1.086">
            <text:p>1.086</text:p>
          </table:table-cell>
          <table:table-cell table:style-name="ce43" table:formula="of:=[.I70]/[.I68]" office:value-type="float" office:value="1.11">
            <text:p>1.110</text:p>
          </table:table-cell>
          <table:table-cell/>
          <table:table-cell/>
          <table:table-cell table:formula="of:= 103979 - [.P70]" office:value-type="float" office:value="103979">
            <text:p>103979.000</text:p>
          </table:table-cell>
          <table:table-cell table:formula="of:= 105429 - [.P70] - [.Q70]" office:value-type="float" office:value="1450">
            <text:p>1450.000</text:p>
          </table:table-cell>
          <table:table-cell table:formula="of:= [.G70] - [.P70] - [.Q70] - [.R7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1.0008">
            <text:p>1.001</text:p>
          </table:table-cell>
          <table:table-cell table:style-name="ce15" office:value-type="float" office:value="806887">
            <text:p>806887.000</text:p>
          </table:table-cell>
          <table:table-cell table:style-name="ce15" office:value-type="float" office:value="190.735199">
            <office:annotation draw:style-name="gr1" draw:text-style-name="P1" svg:width="2.899cm" svg:height="1.139cm" svg:x="21.668cm" svg:y="30.105cm" draw:caption-point-x="-0.61cm" draw:caption-point-y="1.518cm">
              <dc:date>2016-05-12T00:00:00</dc:date>
              <text:p text:style-name="P1"><text:span text:style-name="T1">Error due to octile, not IDA*</text:span></text:p>
            </office:annotation>
            <text:p>190.735</text:p>
          </table:table-cell>
          <table:table-cell table:style-name="ce27" office:value-type="float" office:value="146">
            <text:p>146.000</text:p>
          </table:table-cell>
          <table:table-cell/>
          <table:table-cell table:style-name="ce36" table:formula="of:=[.F71]/[.F68]" office:value-type="float" office:value="125.125">
            <text:p>125.125</text:p>
          </table:table-cell>
          <table:table-cell table:style-name="ce36" table:formula="of:=[.G71]/[.G68]" office:value-type="float" office:value="224.76">
            <text:p>224.760</text:p>
          </table:table-cell>
          <table:table-cell table:style-name="ce36" table:formula="of:=[.H71]/[.H68]" office:value-type="float" office:value="1.003">
            <text:p>1.003</text:p>
          </table:table-cell>
          <table:table-cell table:style-name="ce36" table:formula="of:=[.I71]/[.I68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11459">
            <text:p>11459.000</text:p>
          </table:table-cell>
          <table:table-cell table:style-name="ce8" office:value-type="float" office:value="190.149399">
            <text:p>190.149</text:p>
          </table:table-cell>
          <table:table-cell table:style-name="ce26" office:value-type="float" office:value="145">
            <text:p>145.000</text:p>
          </table:table-cell>
          <table:table-cell/>
          <table:table-cell table:style-name="ce31" table:formula="of:=[.F72]/[.F68]" office:value-type="float" office:value="2.125">
            <text:p>2.125</text:p>
          </table:table-cell>
          <table:table-cell table:style-name="ce38" table:formula="of:=[.G72]/[.G68]" office:value-type="float" office:value="3.192">
            <text:p>3.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255, 255}</text:p>
          </table:table-cell>
          <table:table-cell table:style-name="ce7" office:value-type="string">
            <text:p>A*</text:p>
          </table:table-cell>
          <table:table-cell table:style-name="ce7" office:value-type="float" office:value="0.03">
            <text:p>0.030</text:p>
          </table:table-cell>
          <table:table-cell table:style-name="ce7" office:value-type="float" office:value="12575">
            <text:p>12575.000</text:p>
          </table:table-cell>
          <table:table-cell table:style-name="ce7" office:value-type="float" office:value="379.955719">
            <text:p>379.956</text:p>
          </table:table-cell>
          <table:table-cell table:style-name="ce23" office:value-type="float" office:value="288">
            <text:p>288.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4" office:value-type="float" office:value="159">
            <text:p>159.000</text:p>
          </table:table-cell>
          <table:table-cell/>
          <table:table-cell table:style-name="ce29" table:formula="of:=[.F75]/[.F74]" office:value-type="float" office:value="1.1">
            <text:p>1.100</text:p>
          </table:table-cell>
          <table:table-cell table:style-name="ce32" table:formula="of:=[.G75]/[.G74]" office:value-type="float" office:value="0.798">
            <text:p>0.798 </text:p>
          </table:table-cell>
          <table:table-cell table:style-name="ce32" table:formula="of:=[.H75]/[.H74]" office:value-type="float" office:value="0.978">
            <text:p>0.978 </text:p>
          </table:table-cell>
          <table:table-cell table:style-name="ce43" table:formula="of:=[.I75]/[.I74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4" office:value-type="float" office:value="315">
            <text:p>315.000</text:p>
          </table:table-cell>
          <table:table-cell/>
          <table:table-cell table:style-name="ce29" table:formula="of:=[.F76]/[.F74]" office:value-type="float" office:value="55.233">
            <text:p>55.233</text:p>
          </table:table-cell>
          <table:table-cell table:style-name="ce32" table:formula="of:=[.G76]/[.G74]" office:value-type="float" office:value="79.9">
            <text:p>79.900</text:p>
          </table:table-cell>
          <table:table-cell table:style-name="ce32" table:formula="of:=[.H76]/[.H74]" office:value-type="float" office:value="1.044">
            <text:p>1.044</text:p>
          </table:table-cell>
          <table:table-cell table:style-name="ce43" table:formula="of:=[.I76]/[.I74]" office:value-type="float" office:value="1.094">
            <text:p>1.094</text:p>
          </table:table-cell>
          <table:table-cell/>
          <table:table-cell/>
          <table:table-cell table:formula="of:= 103979 - [.P76]" office:value-type="float" office:value="103979">
            <text:p>103979.000</text:p>
          </table:table-cell>
          <table:table-cell table:formula="of:= 105429 - [.P76] - [.Q76]" office:value-type="float" office:value="1450">
            <text:p>1450.000</text:p>
          </table:table-cell>
          <table:table-cell table:formula="of:= [.G76] - [.P76] - [.Q76] - [.R7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71">
            <text:p>0.071</text:p>
          </table:table-cell>
          <table:table-cell table:style-name="ce8" office:value-type="float" office:value="45870">
            <text:p>45870.000</text:p>
          </table:table-cell>
          <table:table-cell table:style-name="ce8" office:value-type="float" office:value="379.955719">
            <text:p>379.956</text:p>
          </table:table-cell>
          <table:table-cell table:style-name="ce26" office:value-type="float" office:value="288">
            <text:p>288.000</text:p>
          </table:table-cell>
          <table:table-cell/>
          <table:table-cell table:style-name="ce31" table:formula="of:=[.F78]/[.F74]" office:value-type="float" office:value="2.367">
            <text:p>2.367</text:p>
          </table:table-cell>
          <table:table-cell table:style-name="ce38" table:formula="of:=[.G78]/[.G74]" office:value-type="float" office:value="3.648">
            <text:p>3.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2">
            <text:p>0.132</text:p>
          </table:table-cell>
          <table:table-cell table:style-name="ce7" office:value-type="float" office:value="50885">
            <text:p>50885.000</text:p>
          </table:table-cell>
          <table:table-cell table:style-name="ce7" office:value-type="float" office:value="758.978027">
            <text:p>758.978</text:p>
          </table:table-cell>
          <table:table-cell table:style-name="ce23" office:value-type="float" office:value="573">
            <text:p>573.000</text:p>
          </table:table-cell>
          <table:table-cell table:style-name="ce7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4" office:value-type="float" office:value="299">
            <text:p>299.000</text:p>
          </table:table-cell>
          <table:table-cell/>
          <table:table-cell table:style-name="ce29" table:formula="of:=[.F81]/[.F80]" office:value-type="float" office:value="1.045">
            <text:p>1.045</text:p>
          </table:table-cell>
          <table:table-cell table:style-name="ce32" table:formula="of:=[.G81]/[.G80]" office:value-type="float" office:value="0.786">
            <text:p>0.786 </text:p>
          </table:table-cell>
          <table:table-cell table:style-name="ce32" table:formula="of:=[.H81]/[.H80]" office:value-type="float" office:value="0.978">
            <text:p>0.978 </text:p>
          </table:table-cell>
          <table:table-cell table:style-name="ce43" table:formula="of:=[.I81]/[.I80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4" office:value-type="float" office:value="624">
            <text:p>624.000</text:p>
          </table:table-cell>
          <table:table-cell/>
          <table:table-cell table:style-name="ce29" table:formula="of:=[.F82]/[.F80]" office:value-type="float" office:value="48.992">
            <text:p>48.992</text:p>
          </table:table-cell>
          <table:table-cell table:style-name="ce32" table:formula="of:=[.G82]/[.G80]" office:value-type="float" office:value="82.246">
            <text:p>82.246</text:p>
          </table:table-cell>
          <table:table-cell table:style-name="ce32" table:formula="of:=[.H82]/[.H80]" office:value-type="float" office:value="1.039">
            <text:p>1.039</text:p>
          </table:table-cell>
          <table:table-cell table:style-name="ce43" table:formula="of:=[.I82]/[.I80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2]" office:value-type="float" office:value="831">
            <text:p>831.000</text:p>
          </table:table-cell>
          <table:table-cell table:formula="of:= 4183923- [.P82] - [.Q82]" office:value-type="float" office:value="6884">
            <text:p>6884.000</text:p>
          </table:table-cell>
          <table:table-cell table:formula="of:= [.G82] - [.P82] - [.Q82] - [.R82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3">
            <text:p>0.330</text:p>
          </table:table-cell>
          <table:table-cell table:style-name="ce8" office:value-type="float" office:value="183481">
            <text:p>183481.000</text:p>
          </table:table-cell>
          <table:table-cell table:style-name="ce8" office:value-type="float" office:value="758.978027">
            <text:p>758.978</text:p>
          </table:table-cell>
          <table:table-cell table:style-name="ce26" office:value-type="float" office:value="573">
            <text:p>573.000</text:p>
          </table:table-cell>
          <table:table-cell table:style-name="ce8"/>
          <table:table-cell table:style-name="ce31" table:formula="of:=[.F84]/[.F80]" office:value-type="float" office:value="2.5">
            <text:p>2.500</text:p>
          </table:table-cell>
          <table:table-cell table:style-name="ce38" table:formula="of:=[.G84]/[.G80]" office:value-type="float" office:value="3.606">
            <text:p>3.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.265</text:p>
          </table:table-cell>
          <table:table-cell table:formula="of:=[.Q83]/[.F80]" office:value-type="float" office:value="0.015">
            <text:p>0.015</text:p>
          </table:table-cell>
          <table:table-cell table:formula="of:=[.R83]/[.F80]" office:value-type="float" office:value="0.159">
            <text:p>0.159</text:p>
          </table:table-cell>
          <table:table-cell table:formula="of:=[.S83]/[.F80]" office:value-type="float" office:value="0.553">
            <text:p>0.553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6" table:number-columns-repeated="8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18" office:value-type="string">
            <text:p>Average on Maps 2^n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3" table:formula="of:=SUM([.K62]+[.K68]+[.K74]+[.K80]+[.K120])/5" office:value-type="float" office:value="1">
            <text:p>1</text:p>
          </table:table-cell>
          <table:table-cell table:style-name="ce33" table:formula="of:=SUM([.L62]+[.L68]+[.L74]+[.L80]+[.L120])/5" office:value-type="float" office:value="1">
            <text:p>1</text:p>
          </table:table-cell>
          <table:table-cell table:style-name="ce33" table:formula="of:=SUM([.M62]+[.M68]+[.M74]+[.M80]+[.M120])/5" office:value-type="float" office:value="1">
            <text:p>1</text:p>
          </table:table-cell>
          <table:table-cell table:style-name="ce42" table:formula="of:=SUM([.N62]+[.N68]+[.N74]+[.N80]+[.N120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1])/5" office:value-type="float" office:value="1.054">
            <text:p>1.054</text:p>
          </table:table-cell>
          <table:table-cell table:style-name="ce34" table:formula="of:=SUM([.L63]+[.L69]+[.L75]+[.L81]+[.L121])/5" office:value-type="float" office:value="0.789">
            <text:p>0.789 </text:p>
          </table:table-cell>
          <table:table-cell table:style-name="ce34" table:formula="of:=SUM([.M63]+[.M69]+[.M75]+[.M81]+[.M121])/5" office:value-type="float" office:value="0.975">
            <text:p>0.975 </text:p>
          </table:table-cell>
          <table:table-cell table:style-name="ce43" table:formula="of:=SUM([.N63]+[.N69]+[.N75]+[.N81]+[.N121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2])/5" office:value-type="float" office:value="34.562">
            <text:p>34.562</text:p>
          </table:table-cell>
          <table:table-cell table:style-name="ce34" table:formula="of:=SUM([.L64]+[.L70]+[.L76]+[.L82]+[.L122])/5" office:value-type="float" office:value="54.194">
            <text:p>54.194</text:p>
          </table:table-cell>
          <table:table-cell table:style-name="ce34" table:formula="of:=SUM([.M64]+[.M70]+[.M76]+[.M82]+[.M122])/5" office:value-type="float" office:value="1.065">
            <text:p>1.065</text:p>
          </table:table-cell>
          <table:table-cell table:style-name="ce43" table:formula="of:=SUM([.N64]+[.N70]+[.N76]+[.N82]+[.N122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4])/5" office:value-type="float" office:value="2.132">
            <text:p>2.132</text:p>
          </table:table-cell>
          <table:table-cell table:style-name="ce34" table:formula="of:=SUM([.L66]+[.L72]+[.L78]+[.L84]+[.L124])/5" office:value-type="float" office:value="3.113">
            <text:p>3.113</text:p>
          </table:table-cell>
          <table:table-cell table:style-name="ce34" table:formula="of:=SUM([.M66]+[.M72]+[.M78]+[.M84]+[.M124])/5" office:value-type="float" office:value="1">
            <text:p>1</text:p>
          </table:table-cell>
          <table:table-cell table:style-name="ce43" table:formula="of:=SUM([.N66]+[.N72]+[.N78]+[.N84]+[.N124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8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8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07">
            <text:p>407.000</text:p>
          </table:table-cell>
          <table:table-cell table:style-name="ce7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28" table:formula="of:=[.F96]/[.F96]" office:value-type="float" office:value="1">
            <text:p>1</text:p>
          </table:table-cell>
          <table:table-cell table:style-name="ce33" table:formula="of:=[.G96]/[.G96]" office:value-type="float" office:value="1">
            <text:p>1</text:p>
          </table:table-cell>
          <table:table-cell table:style-name="ce33" table:formula="of:=[.H96]/[.H96]" office:value-type="float" office:value="1">
            <text:p>1</text:p>
          </table:table-cell>
          <table:table-cell table:style-name="ce42" table:formula="of:=[.I96]/[.I96]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7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4" office:value-type="float" office:value="18">
            <text:p>18.000</text:p>
          </table:table-cell>
          <table:table-cell/>
          <table:table-cell table:style-name="ce29" table:formula="of:=[.F97]/[.F96]" office:value-type="float" office:value="1.5">
            <text:p>1.500</text:p>
          </table:table-cell>
          <table:table-cell table:style-name="ce32" table:formula="of:=[.G97]/[.G96]" office:value-type="float" office:value="1.012">
            <text:p>1.012</text:p>
          </table:table-cell>
          <table:table-cell table:style-name="ce32" table:formula="of:=[.H97]/[.H96]" office:value-type="float" office:value="0.987">
            <text:p>0.987 </text:p>
          </table:table-cell>
          <table:table-cell table:style-name="ce43" table:formula="of:=[.I97]/[.I96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29" table:formula="of:=[.F98]/[.F96]" office:value-type="float" office:value="25.5">
            <text:p>25.500</text:p>
          </table:table-cell>
          <table:table-cell table:style-name="ce32" table:formula="of:=[.G98]/[.G96]" office:value-type="float" office:value="68.597">
            <text:p>68.597</text:p>
          </table:table-cell>
          <table:table-cell table:style-name="ce32" table:formula="of:=[.H98]/[.H96]" office:value-type="float" office:value="1.032">
            <text:p>1.032</text:p>
          </table:table-cell>
          <table:table-cell table:style-name="ce43" table:formula="of:=[.I98]/[.I96]" office:value-type="float" office:value="1.061">
            <text:p>1.061</text:p>
          </table:table-cell>
          <table:table-cell/>
          <table:table-cell/>
          <table:table-cell table:formula="of:= 103979 - [.P98]" office:value-type="float" office:value="103979">
            <text:p>103979.000</text:p>
          </table:table-cell>
          <table:table-cell table:formula="of:= 105429 - [.P98] - [.Q98]" office:value-type="float" office:value="1450">
            <text:p>1450.000</text:p>
          </table:table-cell>
          <table:table-cell table:formula="of:= [.G98] - [.P98] - [.Q98] - [.R98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386">
            <text:p>1386.000</text:p>
          </table:table-cell>
          <table:table-cell table:style-name="ce7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36" table:formula="of:=[.F99]/[.F96]" office:value-type="float" office:value="1">
            <text:p>1</text:p>
          </table:table-cell>
          <table:table-cell table:style-name="ce41" table:formula="of:=[.G99]/[.G96]" office:value-type="float" office:value="3.405">
            <text:p>3.405</text:p>
          </table:table-cell>
          <table:table-cell table:style-name="ce41" table:formula="of:=[.H99]/[.H96]" office:value-type="float" office:value="1">
            <text:p>1</text:p>
          </table:table-cell>
          <table:table-cell table:style-name="ce47" table:formula="of:=[.I99]/[.I96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7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3686">
            <text:p>3686.000</text:p>
          </table:table-cell>
          <table:table-cell table:style-name="ce8" office:value-type="float" office:value="90.8528671">
            <text:p>90.853</text:p>
          </table:table-cell>
          <table:table-cell table:style-name="ce26" office:value-type="float" office:value="66">
            <text:p>66.000</text:p>
          </table:table-cell>
          <table:table-cell/>
          <table:table-cell table:style-name="ce31" table:formula="of:=[.F100]/[.F96]" office:value-type="float" office:value="3">
            <text:p>3.000</text:p>
          </table:table-cell>
          <table:table-cell table:style-name="ce38" table:formula="of:=[.G100]/[.G96]" office:value-type="float" office:value="9.057">
            <text:p>9.057</text:p>
          </table:table-cell>
          <table:table-cell table:style-name="ce38" table:formula="of:=[.H100]/[.H96]" office:value-type="float" office:value="1">
            <text:p>1</text:p>
          </table:table-cell>
          <table:table-cell table:style-name="ce45" table:formula="of:=[.I100]/[.I9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565">
            <text:p>565.000</text:p>
          </table:table-cell>
          <table:table-cell table:style-name="ce8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28" table:formula="of:=[.F102]/[.F102]" office:value-type="float" office:value="1">
            <text:p>1</text:p>
          </table:table-cell>
          <table:table-cell table:style-name="ce33" table:formula="of:=[.G102]/[.G102]" office:value-type="float" office:value="1">
            <text:p>1</text:p>
          </table:table-cell>
          <table:table-cell table:style-name="ce33" table:formula="of:=[.H102]/[.H102]" office:value-type="float" office:value="1">
            <text:p>1</text:p>
          </table:table-cell>
          <table:table-cell table:style-name="ce42" table:formula="of:=[.I102]/[.I10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425">
            <text:p>425.000</text:p>
          </table:table-cell>
          <table:table-cell table:style-name="ce8" office:value-type="float" office:value="89.7876282">
            <text:p>89.788</text:p>
          </table:table-cell>
          <table:table-cell table:style-name="ce26" office:value-type="float" office:value="27">
            <text:p>27.000</text:p>
          </table:table-cell>
          <table:table-cell/>
          <table:table-cell table:style-name="ce29" table:formula="of:=[.F103]/[.F102]" office:value-type="float" office:value="1">
            <text:p>1</text:p>
          </table:table-cell>
          <table:table-cell table:style-name="ce32" table:formula="of:=[.G103]/[.G102]" office:value-type="float" office:value="0.752">
            <text:p>0.752 </text:p>
          </table:table-cell>
          <table:table-cell table:style-name="ce32" table:formula="of:=[.H103]/[.H102]" office:value-type="float" office:value="0.982">
            <text:p>0.982 </text:p>
          </table:table-cell>
          <table:table-cell table:style-name="ce43" table:formula="of:=[.I103]/[.I102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05]+[.Q105]+[.R105]+[.S105]" office:value-type="float" office:value="0.069">
            <text:p>0.069</text:p>
          </table:table-cell>
          <table:table-cell table:style-name="ce8" office:value-type="float" office:value="39019">
            <text:p>39019.000</text:p>
          </table:table-cell>
          <table:table-cell table:style-name="ce8" office:value-type="float" office:value="93.7817383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9" table:formula="of:=[.F104]/[.F102]" office:value-type="float" office:value="34.5">
            <text:p>34.500</text:p>
          </table:table-cell>
          <table:table-cell table:style-name="ce32" table:formula="of:=[.G104]/[.G102]" office:value-type="float" office:value="69.06">
            <text:p>69.060</text:p>
          </table:table-cell>
          <table:table-cell table:style-name="ce32" table:formula="of:=[.H104]/[.H102]" office:value-type="float" office:value="1.026">
            <text:p>1.026</text:p>
          </table:table-cell>
          <table:table-cell table:style-name="ce43" table:formula="of:=[.I104]/[.I102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4]" office:value-type="float" office:value="517">
            <text:p>517.000</text:p>
          </table:table-cell>
          <table:table-cell table:formula="of:=38921 -[.P104]-[.Q104]" office:value-type="float" office:value="50">
            <text:p>50.000</text:p>
          </table:table-cell>
          <table:table-cell table:formula="of:=[.G104]-[.P104]-[.Q104]-[.R10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03">
            <text:p>0.003</text:p>
          </table:table-cell>
          <table:table-cell table:style-name="ce15" office:value-type="float" office:value="2614">
            <text:p>2614.000</text:p>
          </table:table-cell>
          <table:table-cell table:style-name="ce8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6" table:formula="of:=[.F105]/[.F102]" office:value-type="float" office:value="1.5">
            <text:p>1.500</text:p>
          </table:table-cell>
          <table:table-cell table:style-name="ce36" table:formula="of:=[.G105]/[.G102]" office:value-type="float" office:value="4.627">
            <text:p>4.627</text:p>
          </table:table-cell>
          <table:table-cell table:style-name="ce36" table:formula="of:=[.H105]/[.H102]" office:value-type="float" office:value="1">
            <text:p>1</text:p>
          </table:table-cell>
          <table:table-cell table:style-name="ce36" table:formula="of:=[.I105]/[.I102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3481">
            <text:p>3481.000</text:p>
          </table:table-cell>
          <table:table-cell table:style-name="ce8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1" table:formula="of:=[.F106]/[.F102]" office:value-type="float" office:value="3">
            <text:p>3.000</text:p>
          </table:table-cell>
          <table:table-cell table:style-name="ce38" table:formula="of:=[.G106]/[.G102]" office:value-type="float" office:value="6.161">
            <text:p>6.161</text:p>
          </table:table-cell>
          <table:table-cell table:style-name="ce38" table:formula="of:=[.H106]/[.H102]" office:value-type="float" office:value="1">
            <text:p>1</text:p>
          </table:table-cell>
          <table:table-cell table:style-name="ce45" table:formula="of:=[.I106]/[.I102]" office:value-type="float" office:value="1">
            <text:p>1</text:p>
          </table:table-cell>
          <table:table-cell/>
          <table:table-cell table:formula="of:=[.P105]/[.F102]" office:value-type="float" office:value="32">
            <text:p>32.000</text:p>
          </table:table-cell>
          <table:table-cell table:formula="of:=[.Q105]/[.F102]" office:value-type="float" office:value="1">
            <text:p>1.000</text:p>
          </table:table-cell>
          <table:table-cell table:formula="of:=[.R105]/[.F102]" office:value-type="float" office:value="0.5">
            <text:p>0.500</text:p>
          </table:table-cell>
          <table:table-cell table:formula="of:=[.S105]/[.F102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59">
            <text:p>859.000</text:p>
          </table:table-cell>
          <table:table-cell table:style-name="ce7" office:value-type="float" office:value="93.1960068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28" table:formula="of:=[.F108]/[.F108]" office:value-type="float" office:value="1">
            <text:p>1</text:p>
          </table:table-cell>
          <table:table-cell table:style-name="ce33" table:formula="of:=[.G108]/[.G108]" office:value-type="float" office:value="1">
            <text:p>1</text:p>
          </table:table-cell>
          <table:table-cell table:style-name="ce33" table:formula="of:=[.H108]/[.H108]" office:value-type="float" office:value="1">
            <text:p>1</text:p>
          </table:table-cell>
          <table:table-cell table:style-name="ce42" table:formula="of:=[.I108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4" office:value-type="float" office:value="29">
            <text:p>29.000</text:p>
          </table:table-cell>
          <table:table-cell/>
          <table:table-cell table:style-name="ce29" table:formula="of:=[.F109]/[.F108]" office:value-type="float" office:value="1.5">
            <text:p>1.500</text:p>
          </table:table-cell>
          <table:table-cell table:style-name="ce32" table:formula="of:=[.G109]/[.G108]" office:value-type="float" office:value="0.8">
            <text:p>0.800 </text:p>
          </table:table-cell>
          <table:table-cell table:style-name="ce32" table:formula="of:=[.H109]/[.H108]" office:value-type="float" office:value="0.975">
            <text:p>0.975 </text:p>
          </table:table-cell>
          <table:table-cell table:style-name="ce43" table:formula="of:=[.I109]/[.I108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4" office:value-type="float" office:value="75">
            <text:p>75.000</text:p>
          </table:table-cell>
          <table:table-cell/>
          <table:table-cell table:style-name="ce29" table:formula="of:=[.F110]/[.F108]" office:value-type="float" office:value="45">
            <text:p>45.000</text:p>
          </table:table-cell>
          <table:table-cell table:style-name="ce32" table:formula="of:=[.G110]/[.G108]" office:value-type="float" office:value="48.725">
            <text:p>48.725</text:p>
          </table:table-cell>
          <table:table-cell table:style-name="ce32" table:formula="of:=[.H110]/[.H108]" office:value-type="float" office:value="1.031">
            <text:p>1.031</text:p>
          </table:table-cell>
          <table:table-cell table:style-name="ce43" table:formula="of:=[.I110]/[.I108]" office:value-type="float" office:value="1.071">
            <text:p>1.071</text:p>
          </table:table-cell>
          <table:table-cell/>
          <table:table-cell/>
          <table:table-cell table:formula="of:= 103979 - [.P110]" office:value-type="float" office:value="103979">
            <text:p>103979.000</text:p>
          </table:table-cell>
          <table:table-cell table:formula="of:= 105429 - [.P110] - [.Q110]" office:value-type="float" office:value="1450">
            <text:p>1450.000</text:p>
          </table:table-cell>
          <table:table-cell table:formula="of:= [.G110] - [.P110] - [.Q110] - [.R11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17">
            <text:p>0.017</text:p>
          </table:table-cell>
          <table:table-cell table:style-name="ce15" office:value-type="float" office:value="15822">
            <text:p>15822.000</text:p>
          </table:table-cell>
          <table:table-cell table:style-name="ce7" office:value-type="float" office:value="93.1960144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36" table:formula="of:=[.F111]/[.F108]" office:value-type="float" office:value="8.5">
            <text:p>8.500</text:p>
          </table:table-cell>
          <table:table-cell table:style-name="ce36" table:formula="of:=[.G111]/[.G108]" office:value-type="float" office:value="18.419">
            <text:p>18.419</text:p>
          </table:table-cell>
          <table:table-cell table:style-name="ce36" table:formula="of:=[.H111]/[.H108]" office:value-type="float" office:value="1">
            <text:p>1</text:p>
          </table:table-cell>
          <table:table-cell table:style-name="ce36" table:formula="of:=[.I111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3275">
            <text:p>3275.000</text:p>
          </table:table-cell>
          <table:table-cell table:style-name="ce8" office:value-type="float" office:value="93.1960068">
            <text:p>93.196</text:p>
          </table:table-cell>
          <table:table-cell table:style-name="ce26" office:value-type="float" office:value="70">
            <text:p>70.000</text:p>
          </table:table-cell>
          <table:table-cell/>
          <table:table-cell table:style-name="ce31" table:formula="of:=[.F112]/[.F108]" office:value-type="float" office:value="2.5">
            <text:p>2.500</text:p>
          </table:table-cell>
          <table:table-cell table:style-name="ce38" table:formula="of:=[.G112]/[.G108]" office:value-type="float" office:value="3.813">
            <text:p>3.813</text:p>
          </table:table-cell>
          <table:table-cell table:style-name="ce38" table:formula="of:=[.H112]/[.H108]" office:value-type="float" office:value="1">
            <text:p>1</text:p>
          </table:table-cell>
          <table:table-cell table:style-name="ce45" table:formula="of:=[.I112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848">
            <text:p>848.000</text:p>
          </table:table-cell>
          <table:table-cell table:style-name="ce8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8" table:formula="of:=[.F114]/[.F114]" office:value-type="float" office:value="1">
            <text:p>1</text:p>
          </table:table-cell>
          <table:table-cell table:style-name="ce33" table:formula="of:=[.G114]/[.G114]" office:value-type="float" office:value="1">
            <text:p>1</text:p>
          </table:table-cell>
          <table:table-cell table:style-name="ce33" table:formula="of:=[.H114]/[.H114]" office:value-type="float" office:value="1">
            <text:p>1</text:p>
          </table:table-cell>
          <table:table-cell table:style-name="ce42" table:formula="of:=[.I114]/[.I11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726">
            <text:p>726.000</text:p>
          </table:table-cell>
          <table:table-cell table:style-name="ce8" office:value-type="float" office:value="91.77120021">
            <text:p>91.771</text:p>
          </table:table-cell>
          <table:table-cell table:style-name="ce26" office:value-type="float" office:value="44">
            <text:p>44.000</text:p>
          </table:table-cell>
          <table:table-cell/>
          <table:table-cell table:style-name="ce29" table:formula="of:=[.F115]/[.F114]" office:value-type="float" office:value="1.5">
            <text:p>1.500</text:p>
          </table:table-cell>
          <table:table-cell table:style-name="ce32" table:formula="of:=[.G115]/[.G114]" office:value-type="float" office:value="0.856">
            <text:p>0.856 </text:p>
          </table:table-cell>
          <table:table-cell table:style-name="ce32" table:formula="of:=[.H115]/[.H114]" office:value-type="float" office:value="0.979">
            <text:p>0.979 </text:p>
          </table:table-cell>
          <table:table-cell table:style-name="ce43" table:formula="of:=[.I115]/[.I114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17]+[.Q117]+[.R117]+[.S117]" office:value-type="float" office:value="0.072">
            <text:p>0.072</text:p>
          </table:table-cell>
          <table:table-cell table:style-name="ce8" office:value-type="float" office:value="45531">
            <text:p>45531.000</text:p>
          </table:table-cell>
          <table:table-cell table:style-name="ce8" office:value-type="float" office:value="96.1248779">
            <text:p>96.125</text:p>
          </table:table-cell>
          <table:table-cell table:style-name="ce26" office:value-type="float" office:value="75">
            <text:p>75.000</text:p>
          </table:table-cell>
          <table:table-cell/>
          <table:table-cell table:style-name="ce29" table:formula="of:=[.F116]/[.F114]" office:value-type="float" office:value="36">
            <text:p>36.000</text:p>
          </table:table-cell>
          <table:table-cell table:style-name="ce32" table:formula="of:=[.G116]/[.G114]" office:value-type="float" office:value="53.692">
            <text:p>53.692</text:p>
          </table:table-cell>
          <table:table-cell table:style-name="ce32" table:formula="of:=[.H116]/[.H114]" office:value-type="float" office:value="1.025">
            <text:p>1.025</text:p>
          </table:table-cell>
          <table:table-cell table:style-name="ce43" table:formula="of:=[.I116]/[.I114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6]" office:value-type="float" office:value="661">
            <text:p>661.000</text:p>
          </table:table-cell>
          <table:table-cell table:formula="of:= 45414 -[.P116]-[.Q116]" office:value-type="float" office:value="50">
            <text:p>50.000</text:p>
          </table:table-cell>
          <table:table-cell table:formula="of:=[.G116]-[.P116]-[.Q116]-[.R11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16">
            <text:p>0.016</text:p>
          </table:table-cell>
          <table:table-cell table:style-name="ce15" office:value-type="float" office:value="15618">
            <text:p>15618.000</text:p>
          </table:table-cell>
          <table:table-cell table:style-name="ce8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6" table:formula="of:=[.F117]/[.F114]" office:value-type="float" office:value="8">
            <text:p>8.000</text:p>
          </table:table-cell>
          <table:table-cell table:style-name="ce36" table:formula="of:=[.G117]/[.G114]" office:value-type="float" office:value="18.417">
            <text:p>18.417</text:p>
          </table:table-cell>
          <table:table-cell table:style-name="ce36" table:formula="of:=[.H117]/[.H114]" office:value-type="float" office:value="1">
            <text:p>1</text:p>
          </table:table-cell>
          <table:table-cell table:style-name="ce36" table:formula="of:=[.I117]/[.I114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3068">
            <text:p>3068.000</text:p>
          </table:table-cell>
          <table:table-cell table:style-name="ce8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1" table:formula="of:=[.F118]/[.F114]" office:value-type="float" office:value="2.5">
            <text:p>2.500</text:p>
          </table:table-cell>
          <table:table-cell table:style-name="ce38" table:formula="of:=[.G118]/[.G114]" office:value-type="float" office:value="3.618">
            <text:p>3.618</text:p>
          </table:table-cell>
          <table:table-cell table:style-name="ce38" table:formula="of:=[.H118]/[.H114]" office:value-type="float" office:value="1">
            <text:p>1</text:p>
          </table:table-cell>
          <table:table-cell table:style-name="ce45" table:formula="of:=[.I118]/[.I114]" office:value-type="float" office:value="1">
            <text:p>1</text:p>
          </table:table-cell>
          <table:table-cell/>
          <table:table-cell table:formula="of:=[.P117]/[.F114]" office:value-type="float" office:value="33.5">
            <text:p>33.500</text:p>
          </table:table-cell>
          <table:table-cell table:formula="of:=[.Q117]/[.F114]" office:value-type="float" office:value="1">
            <text:p>1.000</text:p>
          </table:table-cell>
          <table:table-cell table:formula="of:=[.R117]/[.F114]" office:value-type="float" office:value="0.5">
            <text:p>0.500</text:p>
          </table:table-cell>
          <table:table-cell table:formula="of:=[.S117]/[.F11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1020">
            <text:p>1020.000</text:p>
          </table:table-cell>
          <table:table-cell table:style-name="ce7" office:value-type="float" office:value="95.5391464">
            <text:p>95.539</text:p>
          </table:table-cell>
          <table:table-cell table:style-name="ce23" office:value-type="float" office:value="74">
            <text:p>74.000</text:p>
          </table:table-cell>
          <table:table-cell/>
          <table:table-cell table:style-name="ce28" table:formula="of:=[.F120]/[.F120]" office:value-type="float" office:value="1">
            <text:p>1</text:p>
          </table:table-cell>
          <table:table-cell table:style-name="ce33" table:formula="of:=[.G120]/[.G120]" office:value-type="float" office:value="1">
            <text:p>1</text:p>
          </table:table-cell>
          <table:table-cell table:style-name="ce33" table:formula="of:=[.H120]/[.H120]" office:value-type="float" office:value="1">
            <text:p>1</text:p>
          </table:table-cell>
          <table:table-cell table:style-name="ce42" table:formula="of:=[.I120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4" office:value-type="float" office:value="40">
            <text:p>40.000</text:p>
          </table:table-cell>
          <table:table-cell/>
          <table:table-cell table:style-name="ce29" table:formula="of:=[.F121]/[.F120]" office:value-type="float" office:value="1">
            <text:p>1</text:p>
          </table:table-cell>
          <table:table-cell table:style-name="ce32" table:formula="of:=[.G121]/[.G120]" office:value-type="float" office:value="0.795">
            <text:p>0.795 </text:p>
          </table:table-cell>
          <table:table-cell table:style-name="ce32" table:formula="of:=[.H121]/[.H120]" office:value-type="float" office:value="0.973">
            <text:p>0.973 </text:p>
          </table:table-cell>
          <table:table-cell table:style-name="ce43" table:formula="of:=[.I121]/[.I120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4" office:value-type="float" office:value="79">
            <text:p>79.000</text:p>
          </table:table-cell>
          <table:table-cell/>
          <table:table-cell table:style-name="ce29" table:formula="of:=[.F122]/[.F120]" office:value-type="float" office:value="17.333">
            <text:p>17.333</text:p>
          </table:table-cell>
          <table:table-cell table:style-name="ce32" table:formula="of:=[.G122]/[.G120]" office:value-type="float" office:value="32.194">
            <text:p>32.194</text:p>
          </table:table-cell>
          <table:table-cell table:style-name="ce32" table:formula="of:=[.H122]/[.H120]" office:value-type="float" office:value="1.031">
            <text:p>1.031</text:p>
          </table:table-cell>
          <table:table-cell table:style-name="ce43" table:formula="of:=[.I122]/[.I120]" office:value-type="float" office:value="1.068">
            <text:p>1.068</text:p>
          </table:table-cell>
          <table:table-cell/>
          <table:table-cell/>
          <table:table-cell table:formula="of:= 103979 - [.P122]" office:value-type="float" office:value="103979">
            <text:p>103979.000</text:p>
          </table:table-cell>
          <table:table-cell table:formula="of:= 105429 - [.P122] - [.Q122]" office:value-type="float" office:value="1450">
            <text:p>1450.000</text:p>
          </table:table-cell>
          <table:table-cell table:formula="of:= [.G122] - [.P122] - [.Q122] - [.R12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59">
            <text:p>0.059</text:p>
          </table:table-cell>
          <table:table-cell table:style-name="ce15" office:value-type="float" office:value="52693">
            <text:p>52693.000</text:p>
          </table:table-cell>
          <table:table-cell table:style-name="ce15" office:value-type="float" office:value="95.539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6" table:formula="of:=[.F123]/[.F120]" office:value-type="float" office:value="19.667">
            <text:p>19.667</text:p>
          </table:table-cell>
          <table:table-cell table:style-name="ce36" table:formula="of:=[.G123]/[.G120]" office:value-type="float" office:value="51.66">
            <text:p>51.660</text:p>
          </table:table-cell>
          <table:table-cell table:style-name="ce36" table:formula="of:=[.H123]/[.H120]" office:value-type="float" office:value="1">
            <text:p>1</text:p>
          </table:table-cell>
          <table:table-cell table:style-name="ce36" table:formula="of:=[.I123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2863">
            <text:p>2863.000</text:p>
          </table:table-cell>
          <table:table-cell table:style-name="ce8" office:value-type="float" office:value="95.5391464">
            <text:p>95.539</text:p>
          </table:table-cell>
          <table:table-cell table:style-name="ce26" office:value-type="float" office:value="74">
            <text:p>74.000</text:p>
          </table:table-cell>
          <table:table-cell/>
          <table:table-cell table:style-name="ce31" table:formula="of:=[.F124]/[.F120]" office:value-type="float" office:value="1.667">
            <text:p>1.667</text:p>
          </table:table-cell>
          <table:table-cell table:style-name="ce38" table:formula="of:=[.G124]/[.G120]" office:value-type="float" office:value="2.807">
            <text:p>2.807</text:p>
          </table:table-cell>
          <table:table-cell table:style-name="ce38" table:formula="of:=[.H124]/[.H120]" office:value-type="float" office:value="1">
            <text:p>1</text:p>
          </table:table-cell>
          <table:table-cell table:style-name="ce45" table:formula="of:=[.I124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6"/>
          <table:table-cell table:style-name="ce15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935">
            <text:p>935.000</text:p>
          </table:table-cell>
          <table:table-cell table:style-name="ce8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28" table:formula="of:=[.F126]/[.F126]" office:value-type="float" office:value="1">
            <text:p>1</text:p>
          </table:table-cell>
          <table:table-cell table:style-name="ce33" table:formula="of:=[.G126]/[.G126]" office:value-type="float" office:value="1">
            <text:p>1</text:p>
          </table:table-cell>
          <table:table-cell table:style-name="ce33" table:formula="of:=[.H126]/[.H126]" office:value-type="float" office:value="1">
            <text:p>1</text:p>
          </table:table-cell>
          <table:table-cell table:style-name="ce42" table:formula="of:=[.I126]/[.I12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715">
            <text:p>715.000</text:p>
          </table:table-cell>
          <table:table-cell table:style-name="ce8" office:value-type="float" office:value="94.4431992">
            <text:p>94.443</text:p>
          </table:table-cell>
          <table:table-cell table:style-name="ce26" office:value-type="float" office:value="46">
            <text:p>46.000</text:p>
          </table:table-cell>
          <table:table-cell/>
          <table:table-cell table:style-name="ce29" table:formula="of:=[.F127]/[.F126]" office:value-type="float" office:value="1">
            <text:p>1</text:p>
          </table:table-cell>
          <table:table-cell table:style-name="ce32" table:formula="of:=[.G127]/[.G126]" office:value-type="float" office:value="0.765">
            <text:p>0.765 </text:p>
          </table:table-cell>
          <table:table-cell table:style-name="ce32" table:formula="of:=[.H127]/[.H126]" office:value-type="float" office:value="0.977">
            <text:p>0.977 </text:p>
          </table:table-cell>
          <table:table-cell table:style-name="ce43" table:formula="of:=[.I127]/[.I126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29]+[.Q129]+[.R129]+[.S129]" office:value-type="float" office:value="0.054">
            <text:p>0.054</text:p>
          </table:table-cell>
          <table:table-cell table:style-name="ce8" office:value-type="float" office:value="33634">
            <text:p>33634.000</text:p>
          </table:table-cell>
          <table:table-cell table:style-name="ce8" office:value-type="float" office:value="100.811172">
            <text:p>100.811</text:p>
          </table:table-cell>
          <table:table-cell table:style-name="ce26" office:value-type="float" office:value="83">
            <text:p>83.000</text:p>
          </table:table-cell>
          <table:table-cell/>
          <table:table-cell table:style-name="ce29" table:formula="of:=[.F128]/[.F126]" office:value-type="float" office:value="18">
            <text:p>18.000</text:p>
          </table:table-cell>
          <table:table-cell table:style-name="ce32" table:formula="of:=[.G128]/[.G126]" office:value-type="float" office:value="35.972">
            <text:p>35.972</text:p>
          </table:table-cell>
          <table:table-cell table:style-name="ce32" table:formula="of:=[.H128]/[.H126]" office:value-type="float" office:value="1.042">
            <text:p>1.042</text:p>
          </table:table-cell>
          <table:table-cell table:style-name="ce43" table:formula="of:=[.I128]/[.I126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28]" office:value-type="float" office:value="746">
            <text:p>746.000</text:p>
          </table:table-cell>
          <table:table-cell table:formula="of:=33466 - [.P128]-[.Q128]" office:value-type="float" office:value="90">
            <text:p>90.000</text:p>
          </table:table-cell>
          <table:table-cell table:formula="of:=[.G128]-[.P128]-[.Q128]-[.R12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59">
            <text:p>0.059</text:p>
          </table:table-cell>
          <table:table-cell table:style-name="ce15" office:value-type="float" office:value="51734">
            <text:p>51734.000</text:p>
          </table:table-cell>
          <table:table-cell table:style-name="ce8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6" table:formula="of:=[.F129]/[.F126]" office:value-type="float" office:value="19.667">
            <text:p>19.667</text:p>
          </table:table-cell>
          <table:table-cell table:style-name="ce36" table:formula="of:=[.G129]/[.G126]" office:value-type="float" office:value="55.33">
            <text:p>55.330</text:p>
          </table:table-cell>
          <table:table-cell table:style-name="ce36" table:formula="of:=[.H129]/[.H126]" office:value-type="float" office:value="1">
            <text:p>1</text:p>
          </table:table-cell>
          <table:table-cell table:style-name="ce36" table:formula="of:=[.I129]/[.I126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2659">
            <text:p>2659.000</text:p>
          </table:table-cell>
          <table:table-cell table:style-name="ce8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0]/[.F126]" office:value-type="float" office:value="1.333">
            <text:p>1.333</text:p>
          </table:table-cell>
          <table:table-cell table:style-name="ce38" table:formula="of:=[.G130]/[.G126]" office:value-type="float" office:value="2.844">
            <text:p>2.844</text:p>
          </table:table-cell>
          <table:table-cell table:style-name="ce38" table:formula="of:=[.H130]/[.H126]" office:value-type="float" office:value="1">
            <text:p>1</text:p>
          </table:table-cell>
          <table:table-cell table:style-name="ce45" table:formula="of:=[.I130]/[.I126]" office:value-type="float" office:value="1">
            <text:p>1</text:p>
          </table:table-cell>
          <table:table-cell/>
          <table:table-cell table:formula="of:=[.P129]/[.F126]" office:value-type="float" office:value="16.333">
            <text:p>16.333</text:p>
          </table:table-cell>
          <table:table-cell table:formula="of:=[.Q129]/[.F126]" office:value-type="float" office:value="0.667">
            <text:p>0.667</text:p>
          </table:table-cell>
          <table:table-cell table:formula="of:=[.R129]/[.F126]" office:value-type="float" office:value="0.333">
            <text:p>0.333</text:p>
          </table:table-cell>
          <table:table-cell table:formula="of:=[.S129]/[.F126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625">
            <text:p>625.000</text:p>
          </table:table-cell>
          <table:table-cell table:style-name="ce7" office:value-type="float" office:value="98.3675842">
            <text:p>98.368</text:p>
          </table:table-cell>
          <table:table-cell table:style-name="ce23" office:value-type="float" office:value="76">
            <text:p>76.000</text:p>
          </table:table-cell>
          <table:table-cell/>
          <table:table-cell table:style-name="ce28" table:formula="of:=[.F132]/[.F132]" office:value-type="float" office:value="1">
            <text:p>1</text:p>
          </table:table-cell>
          <table:table-cell table:style-name="ce33" table:formula="of:=[.G132]/[.G132]" office:value-type="float" office:value="1">
            <text:p>1</text:p>
          </table:table-cell>
          <table:table-cell table:style-name="ce33" table:formula="of:=[.H132]/[.H132]" office:value-type="float" office:value="1">
            <text:p>1</text:p>
          </table:table-cell>
          <table:table-cell table:style-name="ce42" table:formula="of:=[.I132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4" office:value-type="float" office:value="48">
            <text:p>48.000</text:p>
          </table:table-cell>
          <table:table-cell/>
          <table:table-cell table:style-name="ce29" table:formula="of:=[.F133]/[.F132]" office:value-type="float" office:value="1.5">
            <text:p>1.500</text:p>
          </table:table-cell>
          <table:table-cell table:style-name="ce32" table:formula="of:=[.G133]/[.G132]" office:value-type="float" office:value="0.875">
            <text:p>0.875 </text:p>
          </table:table-cell>
          <table:table-cell table:style-name="ce32" table:formula="of:=[.H133]/[.H132]" office:value-type="float" office:value="0.978">
            <text:p>0.978 </text:p>
          </table:table-cell>
          <table:table-cell table:style-name="ce43" table:formula="of:=[.I133]/[.I132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4" office:value-type="float" office:value="89">
            <text:p>89.000</text:p>
          </table:table-cell>
          <table:table-cell/>
          <table:table-cell table:style-name="ce29" table:formula="of:=[.F134]/[.F132]" office:value-type="float" office:value="24.5">
            <text:p>24.500</text:p>
          </table:table-cell>
          <table:table-cell table:style-name="ce32" table:formula="of:=[.G134]/[.G132]" office:value-type="float" office:value="53.171">
            <text:p>53.171</text:p>
          </table:table-cell>
          <table:table-cell table:style-name="ce32" table:formula="of:=[.H134]/[.H132]" office:value-type="float" office:value="1.094">
            <text:p>1.094</text:p>
          </table:table-cell>
          <table:table-cell table:style-name="ce43" table:formula="of:=[.I134]/[.I132]" office:value-type="float" office:value="1.171">
            <text:p>1.171</text:p>
          </table:table-cell>
          <table:table-cell/>
          <table:table-cell/>
          <table:table-cell table:formula="of:= 103979 - [.P134]" office:value-type="float" office:value="103979">
            <text:p>103979.000</text:p>
          </table:table-cell>
          <table:table-cell table:formula="of:= 105429 - [.P134] - [.Q134]" office:value-type="float" office:value="1450">
            <text:p>1450.000</text:p>
          </table:table-cell>
          <table:table-cell table:formula="of:= [.G134] - [.P134] - [.Q134] - [.R13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053">
            <text:p>0.053</text:p>
          </table:table-cell>
          <table:table-cell table:style-name="ce15" office:value-type="float" office:value="45224">
            <text:p>45224.000</text:p>
          </table:table-cell>
          <table:table-cell table:style-name="ce7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6" table:formula="of:=[.F135]/[.F132]" office:value-type="float" office:value="26.5">
            <text:p>26.500</text:p>
          </table:table-cell>
          <table:table-cell table:style-name="ce36" table:formula="of:=[.G135]/[.G132]" office:value-type="float" office:value="72.358">
            <text:p>72.358</text:p>
          </table:table-cell>
          <table:table-cell table:style-name="ce36" table:formula="of:=[.H135]/[.H132]" office:value-type="float" office:value="1">
            <text:p>1</text:p>
          </table:table-cell>
          <table:table-cell table:style-name="ce36" table:formula="of:=[.I135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2435">
            <text:p>2435.000</text:p>
          </table:table-cell>
          <table:table-cell table:style-name="ce8" office:value-type="float" office:value="98.3675842">
            <text:p>98.368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6]/[.F132]" office:value-type="float" office:value="2">
            <text:p>2.000</text:p>
          </table:table-cell>
          <table:table-cell table:style-name="ce38" table:formula="of:=[.G136]/[.G132]" office:value-type="float" office:value="3.896">
            <text:p>3.896</text:p>
          </table:table-cell>
          <table:table-cell table:style-name="ce38" table:formula="of:=[.H136]/[.H132]" office:value-type="float" office:value="1">
            <text:p>1</text:p>
          </table:table-cell>
          <table:table-cell table:style-name="ce45" table:formula="of:=[.I136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8" table:formula="of:=[.F138]/[.F138]" office:value-type="float" office:value="1">
            <text:p>1</text:p>
          </table:table-cell>
          <table:table-cell table:style-name="ce33" table:formula="of:=[.G138]/[.G138]" office:value-type="float" office:value="1">
            <text:p>1</text:p>
          </table:table-cell>
          <table:table-cell table:style-name="ce33" table:formula="of:=[.H138]/[.H138]" office:value-type="float" office:value="1">
            <text:p>1</text:p>
          </table:table-cell>
          <table:table-cell table:style-name="ce42" table:formula="of:=[.I138]/[.I13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29" table:formula="of:=[.F139]/[.F138]" office:value-type="float" office:value="1">
            <text:p>1</text:p>
          </table:table-cell>
          <table:table-cell table:style-name="ce32" table:formula="of:=[.G139]/[.G138]" office:value-type="float" office:value="0.875">
            <text:p>0.875 </text:p>
          </table:table-cell>
          <table:table-cell table:style-name="ce32" table:formula="of:=[.H139]/[.H138]" office:value-type="float" office:value="0.978">
            <text:p>0.978 </text:p>
          </table:table-cell>
          <table:table-cell table:style-name="ce43" table:formula="of:=[.I139]/[.I138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1]+[.Q141]+[.R141]+[.S14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29" table:formula="of:=[.F140]/[.F138]" office:value-type="float" office:value="19">
            <text:p>19.000</text:p>
          </table:table-cell>
          <table:table-cell table:style-name="ce32" table:formula="of:=[.G140]/[.G138]" office:value-type="float" office:value="31.641">
            <text:p>31.641</text:p>
          </table:table-cell>
          <table:table-cell table:style-name="ce32" table:formula="of:=[.H140]/[.H138]" office:value-type="float" office:value="1.058">
            <text:p>1.058</text:p>
          </table:table-cell>
          <table:table-cell table:style-name="ce43" table:formula="of:=[.I140]/[.I138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0]" office:value-type="float" office:value="740">
            <text:p>740.000</text:p>
          </table:table-cell>
          <table:table-cell table:formula="of:=22584 - [.P140]-[.Q140]" office:value-type="float" office:value="65">
            <text:p>65.000</text:p>
          </table:table-cell>
          <table:table-cell table:formula="of:=[.G140]-[.P140]-[.Q140]-[.R14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5" office:value-type="float" office:value="0.109">
            <text:p>0.109</text:p>
          </table:table-cell>
          <table:table-cell table:style-name="ce17" office:value-type="float" office:value="93281">
            <text:p>93281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6" table:formula="of:=[.F141]/[.F138]" office:value-type="float" office:value="54.5">
            <text:p>54.500</text:p>
          </table:table-cell>
          <table:table-cell table:style-name="ce36" table:formula="of:=[.G141]/[.G138]" office:value-type="float" office:value="129.737">
            <text:p>129.737</text:p>
          </table:table-cell>
          <table:table-cell table:style-name="ce36" table:formula="of:=[.H141]/[.H138]" office:value-type="float" office:value="1">
            <text:p>1</text:p>
          </table:table-cell>
          <table:table-cell table:style-name="ce36" table:formula="of:=[.I141]/[.I138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1" table:formula="of:=[.F142]/[.F138]" office:value-type="float" office:value="2">
            <text:p>2.000</text:p>
          </table:table-cell>
          <table:table-cell table:style-name="ce38" table:formula="of:=[.G142]/[.G138]" office:value-type="float" office:value="3.09">
            <text:p>3.090</text:p>
          </table:table-cell>
          <table:table-cell table:style-name="ce38" table:formula="of:=[.H142]/[.H138]" office:value-type="float" office:value="1">
            <text:p>1</text:p>
          </table:table-cell>
          <table:table-cell table:style-name="ce45" table:formula="of:=[.I142]/[.I138]" office:value-type="float" office:value="1">
            <text:p>1</text:p>
          </table:table-cell>
          <table:table-cell/>
          <table:table-cell table:formula="of:=[.P141]/[.F138]" office:value-type="float" office:value="16.5">
            <text:p>16.500</text:p>
          </table:table-cell>
          <table:table-cell table:formula="of:=[.Q141]/[.F138]" office:value-type="float" office:value="1">
            <text:p>1.000</text:p>
          </table:table-cell>
          <table:table-cell table:formula="of:=[.R141]/[.F138]" office:value-type="float" office:value="0.5">
            <text:p>0.500</text:p>
          </table:table-cell>
          <table:table-cell table:formula="of:=[.S141]/[.F138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7"/>
          <table:table-cell table:style-name="ce7" office:value-type="string">
            <text:p>A*</text:p>
          </table:table-cell>
          <table:table-cell table:style-name="ce33" table:formula="of:=SUM([.K96]+[.K102]+[.K108]+[.K114]+[.K120]+[.K126]+[.K132]+[.K138])/8" office:value-type="float" office:value="1">
            <text:p>1</text:p>
          </table:table-cell>
          <table:table-cell table:style-name="ce33" table:formula="of:=SUM([.L96]+[.L102]+[.L108]+[.L114]+[.L120]+[.L126]+[.L132]+[.L138])/8" office:value-type="float" office:value="1">
            <text:p>1</text:p>
          </table:table-cell>
          <table:table-cell table:style-name="ce33" table:formula="of:=SUM([.M96]+[.M102]+[.M108]+[.M114]+[.M120]+[.M126]+[.M132]+[.M138])/8" office:value-type="float" office:value="1">
            <text:p>1</text:p>
          </table:table-cell>
          <table:table-cell table:style-name="ce42" table:formula="of:=SUM([.N96]+[.N102]+[.N108]+[.N114]+[.N120]+[.N126]+[.N132]+[.N138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8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7]+[.K103]+[.K109]+[.K115]+[.K121]+[.K127]+[.K133]+[.K139])/8" office:value-type="float" office:value="1.25">
            <text:p>1.250</text:p>
          </table:table-cell>
          <table:table-cell table:style-name="ce32" table:formula="of:=SUM([.L97]+[.L103]+[.L109]+[.L115]+[.L121]+[.L127]+[.L133]+[.L139])/8" office:value-type="float" office:value="0.841">
            <text:p>0.841 </text:p>
          </table:table-cell>
          <table:table-cell table:style-name="ce32" table:formula="of:=SUM([.M97]+[.M103]+[.M109]+[.M115]+[.M121]+[.M127]+[.M133]+[.M139])/8" office:value-type="float" office:value="0.979">
            <text:p>0.979 </text:p>
          </table:table-cell>
          <table:table-cell table:style-name="ce43" table:formula="of:=SUM([.N97]+[.N103]+[.N109]+[.N115]+[.N121]+[.N127]+[.N133]+[.N139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98]+[.K104]+[.K110]+[.K116]+[.K122]+[.K128]+[.K134]+[.K140])/8" office:value-type="float" office:value="27.479">
            <text:p>27.479</text:p>
          </table:table-cell>
          <table:table-cell table:style-name="ce32" table:formula="of:=SUM([.L98]+[.L104]+[.L110]+[.L116]+[.L122]+[.L128]+[.L134]+[.L140])/8" office:value-type="float" office:value="49.132">
            <text:p>49.132</text:p>
          </table:table-cell>
          <table:table-cell table:style-name="ce32" table:formula="of:=SUM([.M98]+[.M104]+[.M110]+[.M116]+[.M122]+[.M128]+[.M134]+[.M140])/8" office:value-type="float" office:value="1.042">
            <text:p>1.042</text:p>
          </table:table-cell>
          <table:table-cell table:style-name="ce43" table:formula="of:=SUM([.N98]+[.N104]+[.N110]+[.N116]+[.N122]+[.N128]+[.N134]+[.N140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99]+[.K105]+[.K111]+[.K117]+[.K123]+[.K129]+[.K135]+[.K141])/8" office:value-type="float" office:value="17.417">
            <text:p>17.417</text:p>
          </table:table-cell>
          <table:table-cell table:style-name="ce32" table:formula="of:=SUM([.L99]+[.L105]+[.L111]+[.L117]+[.L123]+[.L129]+[.L135]+[.L141])/8" office:value-type="float" office:value="44.244">
            <text:p>44.244</text:p>
          </table:table-cell>
          <table:table-cell table:style-name="ce32" table:formula="of:=SUM([.M99]+[.M105]+[.M111]+[.M117]+[.M123]+[.M129]+[.M135]+[.M141])/8" office:value-type="float" office:value="1">
            <text:p>1</text:p>
          </table:table-cell>
          <table:table-cell table:style-name="ce43" table:formula="of:=SUM([.N99]+[.N105]+[.N111]+[.N117]+[.N123]+[.N129]+[.N135]+[.N141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0]+[.K106]+[.K112]+[.K118]+[.K124]+[.K130]+[.K136]+[.K142])/8" office:value-type="float" office:value="2.25">
            <text:p>2.250</text:p>
          </table:table-cell>
          <table:table-cell table:style-name="ce34" table:formula="of:=SUM([.L100]+[.L106]+[.L112]+[.L118]+[.L124]+[.L130]+[.L136]+[.L142])/8" office:value-type="float" office:value="4.411">
            <text:p>4.411</text:p>
          </table:table-cell>
          <table:table-cell table:style-name="ce34" table:formula="of:=SUM([.M100]+[.M106]+[.M112]+[.M118]+[.M124]+[.M130]+[.M136]+[.M142])/8" office:value-type="float" office:value="1">
            <text:p>1</text:p>
          </table:table-cell>
          <table:table-cell table:style-name="ce43" table:formula="of:=SUM([.N100]+[.N106]+[.N112]+[.N118]+[.N124]+[.N130]+[.N136]+[.N142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8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8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4"/>
          <table:table-cell table:style-name="ce8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7" office:value-type="string">
            <text:p>A*</text:p>
          </table:table-cell>
          <table:table-cell table:style-name="ce28" table:formula="of:=([.K4]+[.K10]+[.K16]+[.K22]+[.K28]+[.K34]+[.K40]+[.K46]+[.K68]+[.K74]+[.K80]+[.K96]+[.K102]+[.K108]+[.K114]+[.K120]+[.K126]+[.K132]+[.K138])/19" office:value-type="float" office:value="1">
            <text:p>1</text:p>
          </table:table-cell>
          <table:table-cell table:style-name="ce33" table:formula="of:=([.L4]+[.L10]+[.L16]+[.L22]+[.L28]+[.L34]+[.L40]+[.L46]+[.L62]+[.L68]+[.L74]+[.L80]+[.L96]+[.L102]+[.L108]+[.L114]+[.L120]+[.L126]+[.L132]+[.L138])/20" office:value-type="float" office:value="1">
            <text:p>1</text:p>
          </table:table-cell>
          <table:table-cell table:style-name="ce33" table:formula="of:=([.M4]+[.M10]+[.M16]+[.M22]+[.M28]+[.M34]+[.M40]+[.M46]+[.M62]+[.M68]+[.M74]+[.M80]+[.M96]+[.M102]+[.M108]+[.M114]+[.M120]+[.M126]+[.M132]+[.M138])/20" office:value-type="float" office:value="1">
            <text:p>1</text:p>
          </table:table-cell>
          <table:table-cell table:style-name="ce42" table:formula="of:=([.N4]+[.N10]+[.N16]+[.N22]+[.N28]+[.N34]+[.N40]+[.N46]+[.N62]+[.N68]+[.N74]+[.N80]+[.N96]+[.N102]+[.N108]+[.N114]+[.N120]+[.N126]+[.N132]+[.N138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7]+[.K103]+[.K109]+[.K115]+[.K121]+[.K127]+[.K133]+[.K139]) /19" office:value-type="float" office:value="9.049">
            <text:p>9.049</text:p>
          </table:table-cell>
          <table:table-cell table:style-name="ce32" table:formula="of:=([.L5]+[.L11]+[.L17]+[.L23]+[.L29]+[.L35]+[.L41]+[.L47]+[.L63]+[.L69]+[.L75]+[.L81]+[.L97]+[.L103]+[.L109]+[.L115]+[.L121]+[.L127]+[.L133]+[.L139]) /20" office:value-type="float" office:value="0.856">
            <text:p>0.856 </text:p>
          </table:table-cell>
          <table:table-cell table:style-name="ce32" table:formula="of:=([.M5]+[.M11]+[.M17]+[.M23]+[.M29]+[.M35]+[.M41]+[.M47]+[.M63]+[.M69]+[.M75]+[.M81]+[.M97]+[.M103]+[.M109]+[.M115]+[.M121]+[.M127]+[.M133]+[.M139]) /20" office:value-type="float" office:value="0.971">
            <text:p>0.971 </text:p>
          </table:table-cell>
          <table:table-cell table:style-name="ce43" table:formula="of:=([.N5]+[.N11]+[.N17]+[.N23]+[.N29]+[.N35]+[.N41]+[.N47]+[.N63]+[.N69]+[.N75]+[.N81]+[.N97]+[.N103]+[.N109]+[.N115]+[.N121]+[.N127]+[.N133]+[.N139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98]+[.K104]+[.K110]+[.K116]+[.K122]+[.K128]+[.K134]+[.K140])/19" office:value-type="float" office:value="20.848">
            <text:p>20.848</text:p>
          </table:table-cell>
          <table:table-cell table:style-name="ce32" table:formula="of:=([.L6]+[.L12]+[.L18]+[.L24]+[.L30]+[.L36]+[.L42]+[.L48]+[.L64]+[.L70]+[.L76]+[.L82]+[.L98]+[.L104]+[.L110]+[.L116]+[.L122]+[.L128]+[.L134]+[.L140])/20" office:value-type="float" office:value="33.181">
            <text:p>33.181</text:p>
          </table:table-cell>
          <table:table-cell table:style-name="ce32" table:formula="of:=([.M6]+[.M12]+[.M18]+[.M24]+[.M30]+[.M36]+[.M42]+[.M48]+[.M64]+[.M70]+[.M76]+[.M82]+[.M98]+[.M104]+[.M110]+[.M116]+[.M122]+[.M128]+[.M134]+[.M140])/20" office:value-type="float" office:value="1.043">
            <text:p>1.043</text:p>
          </table:table-cell>
          <table:table-cell table:style-name="ce43" table:formula="of:=([.N6]+[.N12]+[.N18]+[.N24]+[.N30]+[.N36]+[.N42]+[.N48]+[.N64]+[.N70]+[.N76]+[.N82]+[.N98]+[.N104]+[.N110]+[.N116]+[.N122]+[.N128]+[.N134]+[.N140])/20" office:value-type="float" office:value="1.071">
            <text:p>1.071</text:p>
          </table:table-cell>
          <table:table-cell/>
          <table:table-cell table:formula="of:=([.P142]+[.P130]+[.P118]+[.P106]+[.P50]+[.P44]+[.P38]+[.P32]+[.P14]+[.P8])/10" office:value-type="float" office:value="12.137">
            <text:p>12.137</text:p>
          </table:table-cell>
          <table:table-cell table:formula="of:=([.Q142]+[.Q130]+[.Q118]+[.Q106]+[.Q50]+[.Q44]+[.Q38]+[.Q32]+[.Q14]+[.Q8])/10" office:value-type="float" office:value="0.372">
            <text:p>0.372</text:p>
          </table:table-cell>
          <table:table-cell table:formula="of:=([.R142]+[.R130]+[.R118]+[.R106]+[.R50]+[.R44]+[.R38]+[.R32]+[.R14]+[.R8])/10" office:value-type="float" office:value="0.201">
            <text:p>0.201</text:p>
          </table:table-cell>
          <table:table-cell table:formula="of:=([.S142]+[.S130]+[.S118]+[.S106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99]+[.K105]+[.K111]+[.K117]+[.K123]+[.K129]+[.K135]+[.K141])/9" office:value-type="float" office:value="29.384">
            <text:p>29.384</text:p>
          </table:table-cell>
          <table:table-cell table:style-name="ce40" table:formula="of:=([.L99]+[.L105]+[.L111]+[.L117]+[.L123]+[.L129]+[.L135]+[.L141])/8" office:value-type="float" office:value="44.244">
            <text:p>44.244</text:p>
          </table:table-cell>
          <table:table-cell table:style-name="ce40" table:formula="of:=([.M65]+[.M99]+[.M105]+[.M111]+[.M117]+[.M123]+[.M129]+[.M135]+[.M141])/9" office:value-type="float" office:value="1">
            <text:p>1</text:p>
          </table:table-cell>
          <table:table-cell table:style-name="ce40" table:formula="of:=([.N65]+[.N99]+[.N105]+[.N111]+[.N117]+[.N123]+[.N129]+[.N135]+[.N141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8" office:value-type="string">
            <text:p>Dijkstra</text:p>
          </table:table-cell>
          <table:table-cell table:style-name="ce31" table:formula="of:=([.K8]+[.K14]+[.K20]+[.K26]+[.K32]+[.K38]+[.K44]+[.K50]+[.K72]+[.K78]+[.K84]+[.K100]+[.K106]+[.K112]+[.K118]+[.K124]+[.K130]+[.K136]+[.K142])/19" office:value-type="float" office:value="1.802">
            <text:p>1.802</text:p>
          </table:table-cell>
          <table:table-cell table:style-name="ce38" table:formula="of:=([.L8]+[.L14]+[.L20]+[.L26]+[.L32]+[.L38]+[.L44]+[.L50]+[.L66]+[.L72]+[.L78]+[.L84]+[.L100]+[.L106]+[.L112]+[.L118]+[.L124]+[.L130]+[.L136]+[.L142])/20" office:value-type="float" office:value="3.078">
            <text:p>3.078</text:p>
          </table:table-cell>
          <table:table-cell table:style-name="ce38" table:formula="of:=([.M8]+[.M14]+[.M20]+[.M26]+[.M32]+[.M38]+[.M44]+[.M50]+[.M66]+[.M72]+[.M78]+[.M84]+[.M100]+[.M106]+[.M112]+[.M118]+[.M124]+[.M130]+[.M136]+[.M142])/20" office:value-type="float" office:value="1">
            <text:p>1</text:p>
          </table:table-cell>
          <table:table-cell table:style-name="ce45" table:formula="of:=([.N8]+[.N14]+[.N20]+[.N26]+[.N32]+[.N38]+[.N44]+[.N50]+[.N66]+[.N72]+[.N78]+[.N84]+[.N100]+[.N106]+[.N112]+[.N118]+[.N124]+[.N130]+[.N136]+[.N142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13/05/2016</text:date>, <text:time>12:5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3T12:53:36.86</dc:date>
    <meta:editing-duration>P2DT12H29M30S</meta:editing-duration>
    <meta:editing-cycles>59</meta:editing-cycles>
    <meta:generator>OpenOffice/4.0.0$Win32 OpenOffice.org_project/400m3$Build-9702</meta:generator>
    <dc:creator>Victor Arias</dc:creator>
    <meta:document-statistic meta:table-count="3" meta:cell-count="1321" meta:object-count="0"/>
  </office:meta>
</office:document-meta>
</file>